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ableColumn5" style:family="table-column">
      <style:table-column-properties style:column-width="0.8229in" style:use-optimal-column-width="false"/>
    </style:style>
    <style:style style:name="TableColumn6" style:family="table-column">
      <style:table-column-properties style:column-width="6.1041in" style:use-optimal-column-width="false"/>
    </style:style>
    <style:style style:name="Table4" style:family="table">
      <style:table-properties style:width="6.927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37" style:parent-style-name="Fonteparág.padrão" style:family="text">
      <style:text-properties fo:font-size="14pt" style:font-size-asian="14pt" style:font-size-complex="14pt"/>
    </style:style>
    <style:style style:name="T38" style:parent-style-name="Fonteparág.padrão" style:family="text">
      <style:text-properties fo:font-size="14pt" style:font-size-asian="14pt" style:font-size-complex="14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44" style:parent-style-name="Fonteparág.padrão" style:family="text">
      <style:text-properties fo:font-size="14pt" style:font-size-asian="14pt" style:font-size-complex="14pt"/>
    </style:style>
    <style:style style:name="T45" style:parent-style-name="Fonteparág.padrão" style:family="text">
      <style:text-properties fo:font-size="14pt" style:font-size-asian="14pt" style:font-size-complex="14pt"/>
    </style:style>
    <style:style style:name="T46" style:parent-style-name="Fonteparág.padrão" style:family="text">
      <style:text-properties fo:font-size="14pt" style:font-size-asian="14pt" style:font-size-complex="14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52" style:parent-style-name="Fonteparág.padrão" style:family="text">
      <style:text-properties fo:font-size="14pt" style:font-size-asian="14pt" style:font-size-complex="14pt"/>
    </style:style>
    <style:style style:name="T53" style:parent-style-name="Fonteparág.padrão" style:family="text">
      <style:text-properties fo:font-size="14pt" style:font-size-asian="14pt" style:font-size-complex="14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8" style:parent-style-name="Fonteparág.padrão" style:family="text">
      <style:text-properties fo:font-size="14pt" style:font-size-asian="14pt" style:font-size-complex="14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74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TableColumn78" style:family="table-column">
      <style:table-column-properties style:column-width="1.4166in" style:use-optimal-column-width="false"/>
    </style:style>
    <style:style style:name="TableColumn79" style:family="table-column">
      <style:table-column-properties style:column-width="5.2812in" style:use-optimal-column-width="false"/>
    </style:style>
    <style:style style:name="Table77" style:family="table">
      <style:table-properties style:width="6.6979in" fo:margin-left="0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34in solid #000000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4" style:family="table-row">
      <style:table-row-properties style:min-row-height="0.0173in"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923in">
        <style:tab-stops/>
      </style:paragraph-properties>
    </style:style>
    <style:style style:name="P105" style:parent-style-name="TableContents" style:family="paragraph">
      <style:paragraph-properties fo:margin-left="0.4923in">
        <style:tab-stops/>
      </style:paragraph-properties>
    </style:style>
    <style:style style:name="P106" style:parent-style-name="TableContents" style:family="paragraph">
      <style:paragraph-properties fo:margin-left="0.4923in">
        <style:tab-stops/>
      </style:paragraph-properties>
    </style:style>
    <style:style style:name="P107" style:parent-style-name="TableContents" style:family="paragraph">
      <style:paragraph-properties fo:margin-left="0.4923in">
        <style:tab-stops/>
      </style:paragraph-properties>
    </style:style>
    <style:style style:name="P108" style:parent-style-name="TableContents" style:family="paragraph">
      <style:paragraph-properties fo:margin-left="0.4923in">
        <style:tab-stops/>
      </style:paragraph-properties>
    </style:style>
    <style:style style:name="P109" style:parent-style-name="TableContents" style:family="paragraph">
      <style:paragraph-properties fo:margin-left="0.4923in">
        <style:tab-stops/>
      </style:paragraph-properties>
    </style:style>
    <style:style style:name="P110" style:parent-style-name="TableContents" style:family="paragraph">
      <style:paragraph-properties fo:margin-left="0.4923in">
        <style:tab-stops/>
      </style:paragraph-properties>
    </style:style>
    <style:style style:name="P111" style:parent-style-name="TableContents" style:family="paragraph">
      <style:paragraph-properties fo:margin-left="0.4923in">
        <style:tab-stops/>
      </style:paragraph-properties>
    </style:style>
    <style:style style:name="P112" style:parent-style-name="TableContents" style:family="paragraph">
      <style:paragraph-properties fo:margin-left="0.4923in">
        <style:tab-stops/>
      </style:paragraph-properties>
    </style:style>
    <style:style style:name="P113" style:parent-style-name="TableContents" style:family="paragraph">
      <style:paragraph-properties fo:margin-left="0.4923in">
        <style:tab-stops/>
      </style:paragraph-properties>
    </style:style>
    <style:style style:name="P114" style:parent-style-name="TableContents" style:family="paragraph">
      <style:paragraph-properties fo:margin-left="0.4923in">
        <style:tab-stops/>
      </style:paragraph-properties>
    </style:style>
    <style:style style:name="P115" style:parent-style-name="TableContents" style:family="paragraph">
      <style:paragraph-properties fo:margin-left="0.4923in">
        <style:tab-stops/>
      </style:paragraph-properties>
    </style:style>
    <style:style style:name="P116" style:parent-style-name="TableContents" style:family="paragraph">
      <style:paragraph-properties fo:margin-left="0.4923in">
        <style:tab-stops/>
      </style:paragraph-properties>
    </style:style>
    <style:style style:name="T117" style:parent-style-name="Fonteparág.padrão" style:family="text">
      <style:text-properties fo:font-weight="bold" style:font-weight-asian="bold" style:font-weight-complex="bold"/>
    </style:style>
    <style:style style:name="T118" style:parent-style-name="Fonteparág.padrão" style:family="text">
      <style:text-properties fo:font-weight="bold" style:font-weight-asian="bold" style:font-weight-complex="bold"/>
    </style:style>
    <style:style style:name="T119" style:parent-style-name="Fonteparág.padrão" style:family="text">
      <style:text-properties fo:font-weight="bold" style:font-weight-asian="bold" style:font-weight-complex="bold"/>
    </style:style>
    <style:style style:name="T120" style:parent-style-name="Fonteparág.padrão" style:family="text">
      <style:text-properties fo:font-weight="bold" style:font-weight-asian="bold" style:font-weight-complex="bold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5" style:parent-style-name="Fonteparág.padrão" style:family="text">
      <style:text-properties fo:font-weight="bold" style:font-weight-asian="bold" style:font-weight-complex="bold"/>
    </style:style>
    <style:style style:name="T126" style:parent-style-name="Fonteparág.padrão" style:family="text">
      <style:text-properties fo:font-weight="bold" style:font-weight-asian="bold" style:font-weight-complex="bold"/>
    </style:style>
    <style:style style:name="T127" style:parent-style-name="Fonteparág.padrão" style:family="text">
      <style:text-properties fo:font-weight="bold" style:font-weight-asian="bold" style:font-weight-complex="bold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none" fo:border-right="none" fo:background-color="#5E8AC7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1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132" style:parent-style-name="Fonteparág.padrão" style:family="text">
      <style:text-properties fo:font-weight="bold" style:font-weight-asian="bold" style:font-weight-complex="bold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3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9" style:family="table-column">
      <style:table-column-properties style:column-width="1.3215in" style:use-optimal-column-width="false"/>
    </style:style>
    <style:style style:name="TableColumn140" style:family="table-column">
      <style:table-column-properties style:column-width="0.0951in" style:use-optimal-column-width="false"/>
    </style:style>
    <style:style style:name="TableColumn141" style:family="table-column">
      <style:table-column-properties style:column-width="0.2652in" style:use-optimal-column-width="false"/>
    </style:style>
    <style:style style:name="TableColumn142" style:family="table-column">
      <style:table-column-properties style:column-width="1.4423in" style:use-optimal-column-width="false"/>
    </style:style>
    <style:style style:name="TableColumn143" style:family="table-column">
      <style:table-column-properties style:column-width="0.3604in" style:use-optimal-column-width="false"/>
    </style:style>
    <style:style style:name="TableColumn144" style:family="table-column">
      <style:table-column-properties style:column-width="1.6833in" style:use-optimal-column-width="false"/>
    </style:style>
    <style:style style:name="TableColumn145" style:family="table-column">
      <style:table-column-properties style:column-width="0.3604in" style:use-optimal-column-width="false"/>
    </style:style>
    <style:style style:name="TableColumn146" style:family="table-column">
      <style:table-column-properties style:column-width="1.1715in" style:use-optimal-column-width="false"/>
    </style:style>
    <style:style style:name="Table138" style:family="table">
      <style:table-properties style:width="6.7in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9" style:parent-style-name="TextoNormal" style:family="paragraph">
      <style:paragraph-properties fo:margin-left="0.0229in">
        <style:tab-stops/>
      </style:paragraph-properties>
    </style:style>
    <style:style style:name="T150" style:parent-style-name="Fonteparág.padrão" style:family="text">
      <style:text-properties fo:font-weight="bold" style:font-weight-asian="bold"/>
    </style:style>
    <style:style style:name="TableCell15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4" style:parent-style-name="TextoNormal" style:family="paragraph">
      <style:paragraph-properties fo:margin-left="0in">
        <style:tab-stops/>
      </style:paragraph-properties>
    </style:style>
    <style:style style:name="TableCell15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8" style:parent-style-name="TextoNormal" style:family="paragraph">
      <style:paragraph-properties fo:margin-left="0in">
        <style:tab-stops/>
      </style:paragraph-properties>
    </style:style>
    <style:style style:name="TableCell15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6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2" style:parent-style-name="TextoNormal" style:family="paragraph">
      <style:paragraph-properties fo:margin-left="0in">
        <style:tab-stops/>
      </style:paragraph-properties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034in solid #000000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language="en" fo:country="US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list-style-name="LFO1" style:family="paragraph"/>
    <style:style style:name="P194" style:parent-style-name="TableContents" style:list-style-name="LFO1" style:family="paragraph"/>
    <style:style style:name="P195" style:parent-style-name="TableContents" style:list-style-name="LFO2" style:family="paragraph"/>
    <style:style style:name="P196" style:parent-style-name="TableContents" style:list-style-name="LFO2" style:family="paragraph"/>
    <style:style style:name="P197" style:parent-style-name="TableContents" style:list-style-name="LFO3" style:family="paragraph"/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02" style:parent-style-name="Fonteparág.padrão" style:family="text">
      <style:text-properties fo:font-weight="bold" style:font-weight-asian="bold" style:font-weight-complex="bold"/>
    </style:style>
    <style:style style:name="TableColumn204" style:family="table-column">
      <style:table-column-properties style:column-width="0.2944in" style:use-optimal-column-width="false"/>
    </style:style>
    <style:style style:name="TableColumn205" style:family="table-column">
      <style:table-column-properties style:column-width="0.6631in" style:use-optimal-column-width="false"/>
    </style:style>
    <style:style style:name="TableColumn206" style:family="table-column">
      <style:table-column-properties style:column-width="0.4187in" style:use-optimal-column-width="false"/>
    </style:style>
    <style:style style:name="TableColumn207" style:family="table-column">
      <style:table-column-properties style:column-width="0.0388in" style:use-optimal-column-width="false"/>
    </style:style>
    <style:style style:name="TableColumn208" style:family="table-column">
      <style:table-column-properties style:column-width="0.2562in" style:use-optimal-column-width="false"/>
    </style:style>
    <style:style style:name="TableColumn209" style:family="table-column">
      <style:table-column-properties style:column-width="0.2055in" style:use-optimal-column-width="false"/>
    </style:style>
    <style:style style:name="TableColumn210" style:family="table-column">
      <style:table-column-properties style:column-width="0.975in" style:use-optimal-column-width="false"/>
    </style:style>
    <style:style style:name="TableColumn211" style:family="table-column">
      <style:table-column-properties style:column-width="0.2965in" style:use-optimal-column-width="false"/>
    </style:style>
    <style:style style:name="TableColumn212" style:family="table-column">
      <style:table-column-properties style:column-width="1.3784in" style:use-optimal-column-width="false"/>
    </style:style>
    <style:style style:name="TableColumn213" style:family="table-column">
      <style:table-column-properties style:column-width="0.2951in" style:use-optimal-column-width="false"/>
    </style:style>
    <style:style style:name="TableColumn214" style:family="table-column">
      <style:table-column-properties style:column-width="0.959in" style:use-optimal-column-width="false"/>
    </style:style>
    <style:style style:name="TableColumn215" style:family="table-column">
      <style:table-column-properties style:column-width="0.9187in" style:use-optimal-column-width="false"/>
    </style:style>
    <style:style style:name="Table203" style:family="table">
      <style:table-properties style:width="6.7in" fo:margin-left="0.002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none" style:writing-mode="lr-tb" fo:padding-top="0in" fo:padding-left="0.0069in" fo:padding-bottom="0in" fo:padding-right="0.0069in"/>
    </style:style>
    <style:style style:name="P218" style:parent-style-name="TextoNormal" style:family="paragraph">
      <style:paragraph-properties fo:margin-left="0.0229in">
        <style:tab-stops/>
      </style:paragraph-properties>
    </style:style>
    <style:style style:name="TableCell2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0" style:parent-style-name="TextoNormal" style:family="paragraph">
      <style:paragraph-properties fo:margin-left="0.0229in">
        <style:tab-stops/>
      </style:paragraph-properties>
    </style:style>
    <style:style style:name="T221" style:parent-style-name="Fonteparág.padrão" style:family="text">
      <style:text-properties fo:font-weight="bold" style:font-weight-asian="bold"/>
    </style:style>
    <style:style style:name="TableCell2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5" style:parent-style-name="TextoNormal" style:family="paragraph">
      <style:paragraph-properties fo:margin-left="0in">
        <style:tab-stops/>
      </style:paragraph-properties>
    </style:style>
    <style:style style:name="TableCell2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9" style:parent-style-name="TextoNormal" style:family="paragraph">
      <style:paragraph-properties fo:margin-left="0in">
        <style:tab-stops/>
      </style:paragraph-properties>
    </style:style>
    <style:style style:name="TableCell2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3" style:parent-style-name="TextoNormal" style:family="paragraph">
      <style:paragraph-properties fo:margin-left="0in">
        <style:tab-stops/>
      </style:paragraph-properties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TextoNormal" style:family="paragraph">
      <style:paragraph-properties fo:margin-left="0in">
        <style:tab-stops/>
      </style:paragraph-properties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8" style:parent-style-name="TextoNormal" style:family="paragraph">
      <style:paragraph-properties fo:margin-left="0in">
        <style:tab-stops/>
      </style:paragraph-properties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TextoNormal" style:family="paragraph">
      <style:paragraph-properties fo:margin-left="0in">
        <style:tab-stops/>
      </style:paragraph-properties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TextoNormal" style:family="paragraph">
      <style:paragraph-properties fo:margin-left="0in">
        <style:tab-stops/>
      </style:paragraph-properties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TextoNormal" style:family="paragraph">
      <style:paragraph-properties fo:margin-left="0in">
        <style:tab-stops/>
      </style:paragraph-properties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TextoNormal" style:family="paragraph">
      <style:paragraph-properties fo:margin-left="0in">
        <style:tab-stops/>
      </style:paragraph-properties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TextoNormal" style:family="paragraph">
      <style:paragraph-properties fo:margin-left="0in">
        <style:tab-stops/>
      </style:paragraph-properties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TextoNormal" style:family="paragraph">
      <style:paragraph-properties fo:margin-left="0in">
        <style:tab-stops/>
      </style:paragraph-properties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TextoNormal" style:family="paragraph">
      <style:paragraph-properties fo:margin-left="0in">
        <style:tab-stops/>
      </style:paragraph-properties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034in solid #000000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>
        <style:tab-stops>
          <style:tab-stop style:type="left" style:position="1.8958in"/>
          <style:tab-stop style:type="left" style:position="2.1145in"/>
        </style:tab-stops>
      </style:paragraph-properties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language="en" fo:country="US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margin-left="0.4923in">
        <style:tab-stops/>
      </style:paragraph-properties>
    </style:style>
    <style:style style:name="P280" style:parent-style-name="TableContents" style:family="paragraph">
      <style:paragraph-properties fo:margin-left="0.4923in">
        <style:tab-stops/>
      </style:paragraph-properties>
    </style:style>
    <style:style style:name="P281" style:parent-style-name="TableContents" style:family="paragraph">
      <style:paragraph-properties fo:margin-left="0.4923in">
        <style:tab-stops/>
      </style:paragraph-properties>
    </style:style>
    <style:style style:name="P282" style:parent-style-name="TableContents" style:family="paragraph">
      <style:paragraph-properties fo:margin-left="0.4923in">
        <style:tab-stops/>
      </style:paragraph-properties>
    </style:style>
    <style:style style:name="P283" style:parent-style-name="TableContents" style:family="paragraph">
      <style:paragraph-properties fo:margin-left="0.4923in">
        <style:tab-stops/>
      </style:paragraph-properties>
    </style:style>
    <style:style style:name="P284" style:parent-style-name="TableContents" style:family="paragraph">
      <style:paragraph-properties fo:margin-left="0.4923in">
        <style:tab-stops/>
      </style:paragraph-properties>
    </style:style>
    <style:style style:name="P285" style:parent-style-name="TableContents" style:family="paragraph">
      <style:paragraph-properties fo:margin-left="0.4923in">
        <style:tab-stops/>
      </style:paragraph-properties>
    </style:style>
    <style:style style:name="P286" style:parent-style-name="TableContents" style:family="paragraph">
      <style:paragraph-properties fo:margin-left="0.4923in">
        <style:tab-stops/>
      </style:paragraph-properties>
    </style:style>
    <style:style style:name="P287" style:parent-style-name="TableContents" style:family="paragraph">
      <style:paragraph-properties fo:margin-left="0.4923in">
        <style:tab-stops/>
      </style:paragraph-properties>
    </style:style>
    <style:style style:name="P288" style:parent-style-name="TableContents" style:family="paragraph">
      <style:paragraph-properties fo:margin-left="0.4923in">
        <style:tab-stops/>
      </style:paragraph-properties>
    </style:style>
    <style:style style:name="P289" style:parent-style-name="TableContents" style:family="paragraph">
      <style:paragraph-properties fo:margin-left="0.4923in">
        <style:tab-stops/>
      </style:paragraph-properties>
    </style:style>
    <style:style style:name="P290" style:parent-style-name="TableContents" style:family="paragraph">
      <style:paragraph-properties fo:margin-left="0.4923in">
        <style:tab-stops/>
      </style:paragraph-properties>
    </style:style>
    <style:style style:name="P291" style:parent-style-name="TableContents" style:family="paragraph">
      <style:paragraph-properties fo:margin-left="0.4923in">
        <style:tab-stops/>
      </style:paragraph-properties>
    </style:style>
    <style:style style:name="P292" style:parent-style-name="TableContents" style:family="paragraph">
      <style:paragraph-properties fo:margin-left="0.4923in">
        <style:tab-stops/>
      </style:paragraph-properties>
    </style:style>
    <style:style style:name="P293" style:parent-style-name="TableContents" style:family="paragraph">
      <style:paragraph-properties fo:margin-left="0.4923in">
        <style:tab-stops/>
      </style:paragraph-properties>
    </style:style>
    <style:style style:name="P294" style:parent-style-name="TableContents" style:family="paragraph">
      <style:paragraph-properties fo:margin-left="0.4923in">
        <style:tab-stops/>
      </style:paragraph-properties>
    </style:style>
    <style:style style:name="P295" style:parent-style-name="TableContents" style:family="paragraph">
      <style:paragraph-properties fo:margin-left="0.4923in">
        <style:tab-stops/>
      </style:paragraph-properties>
    </style:style>
    <style:style style:name="P296" style:parent-style-name="TableContents" style:family="paragraph">
      <style:paragraph-properties fo:margin-left="0.4923in">
        <style:tab-stops/>
      </style:paragraph-properties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01" style:parent-style-name="Fonteparág.padrão" style:family="text">
      <style:text-properties fo:font-weight="bold" style:font-weight-asian="bold" style:font-weight-complex="bold"/>
    </style:style>
    <style:style style:name="T302" style:parent-style-name="Fonteparág.padrão" style:family="text">
      <style:text-properties fo:font-weight="bold" style:font-weight-asian="bold" style:font-weight-complex="bold"/>
    </style:style>
    <style:style style:name="T303" style:parent-style-name="Fonteparág.padrão" style:family="text">
      <style:text-properties fo:font-weight="bold" style:font-weight-asian="bold" style:font-weight-complex="bold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08" style:parent-style-name="Fonteparág.padrão" style:family="text">
      <style:text-properties fo:font-weight="bold" style:font-weight-asian="bold" style:font-weight-complex="bold"/>
    </style:style>
    <style:style style:name="T309" style:parent-style-name="Fonteparág.padrão" style:family="text">
      <style:text-properties fo:font-weight="bold" style:font-weight-asian="bold" style:font-weight-complex="bold"/>
    </style:style>
    <style:style style:name="P310" style:parent-style-name="Standard" style:family="paragraph">
      <style:paragraph-properties fo:text-align="justify" fo:margin-top="0.0416in" fo:margin-bottom="0.0416in"/>
    </style:style>
    <style:style style:name="TableColumn312" style:family="table-column">
      <style:table-column-properties style:column-width="1.0826in" style:use-optimal-column-width="false"/>
    </style:style>
    <style:style style:name="TableColumn313" style:family="table-column">
      <style:table-column-properties style:column-width="0.2951in" style:use-optimal-column-width="false"/>
    </style:style>
    <style:style style:name="TableColumn314" style:family="table-column">
      <style:table-column-properties style:column-width="1.1812in" style:use-optimal-column-width="false"/>
    </style:style>
    <style:style style:name="TableColumn315" style:family="table-column">
      <style:table-column-properties style:column-width="0.2951in" style:use-optimal-column-width="false"/>
    </style:style>
    <style:style style:name="TableColumn316" style:family="table-column">
      <style:table-column-properties style:column-width="1.3784in" style:use-optimal-column-width="false"/>
    </style:style>
    <style:style style:name="TableColumn317" style:family="table-column">
      <style:table-column-properties style:column-width="0.2951in" style:use-optimal-column-width="false"/>
    </style:style>
    <style:style style:name="TableColumn318" style:family="table-column">
      <style:table-column-properties style:column-width="0.959in" style:use-optimal-column-width="false"/>
    </style:style>
    <style:style style:name="Table311" style:family="table">
      <style:table-properties style:width="5.4868in" fo:margin-left="0.2958in" table:align="lef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1" style:parent-style-name="TextoNormal" style:family="paragraph">
      <style:paragraph-properties fo:margin-left="0.0229in">
        <style:tab-stops/>
      </style:paragraph-properties>
    </style:style>
    <style:style style:name="T322" style:parent-style-name="Fonteparág.padrão" style:family="text">
      <style:text-properties fo:font-weight="bold" style:font-weight-asian="bold"/>
    </style:style>
    <style:style style:name="TableCell3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6" style:parent-style-name="TextoNormal" style:family="paragraph">
      <style:paragraph-properties fo:margin-left="0in">
        <style:tab-stops/>
      </style:paragraph-properties>
    </style:style>
    <style:style style:name="TableCell3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30" style:parent-style-name="TextoNormal" style:family="paragraph">
      <style:paragraph-properties fo:margin-left="0in">
        <style:tab-stops/>
      </style:paragraph-properties>
    </style:style>
    <style:style style:name="TableCell3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3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34" style:parent-style-name="TextoNormal" style:family="paragraph">
      <style:paragraph-properties fo:margin-left="0in">
        <style:tab-stops/>
      </style:paragraph-properties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37" style:parent-style-name="Texto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Cell3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3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41" style:parent-style-name="TextoNormal" style:family="paragraph">
      <style:paragraph-properties fo:margin-left="0in">
        <style:tab-stops/>
      </style:paragraph-properties>
    </style:style>
    <style:style style:name="TableCell3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4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45" style:parent-style-name="TextoNormal" style:family="paragraph">
      <style:paragraph-properties fo:margin-left="0in">
        <style:tab-stops/>
      </style:paragraph-properties>
    </style:style>
    <style:style style:name="TableCell3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4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4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49" style:parent-style-name="TextoNormal" style:family="paragraph">
      <style:paragraph-properties fo:margin-left="0in">
        <style:tab-stops/>
      </style:paragraph-properties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2" style:parent-style-name="Texto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Cell3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5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6" style:parent-style-name="TextoNormal" style:family="paragraph">
      <style:paragraph-properties fo:margin-left="0in">
        <style:tab-stops/>
      </style:paragraph-properties>
    </style:style>
    <style:style style:name="TableCell3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5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60" style:parent-style-name="TextoNormal" style:family="paragraph">
      <style:paragraph-properties fo:margin-left="0in">
        <style:tab-stops/>
      </style:paragraph-properties>
    </style:style>
    <style:style style:name="TableCell36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6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64" style:parent-style-name="TextoNormal" style:family="paragraph">
      <style:paragraph-properties fo:margin-left="0in">
        <style:tab-stops/>
      </style:paragraph-properties>
    </style:style>
    <style:style style:name="TableColumn366" style:family="table-column">
      <style:table-column-properties style:column-width="1.4166in" style:use-optimal-column-width="false"/>
    </style:style>
    <style:style style:name="TableColumn367" style:family="table-column">
      <style:table-column-properties style:column-width="5.2812in" style:use-optimal-column-width="false"/>
    </style:style>
    <style:style style:name="Table365" style:family="table">
      <style:table-properties style:width="6.6979in" fo:margin-left="0in" table:align="lef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0.0034in solid #000000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>
        <style:tab-stops>
          <style:tab-stop style:type="left" style:position="1.7986in"/>
        </style:tab-stops>
      </style:paragraph-properties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margin-left="0.4923in">
        <style:tab-stops/>
      </style:paragraph-properties>
    </style:style>
    <style:style style:name="P394" style:parent-style-name="TableContents" style:family="paragraph">
      <style:paragraph-properties fo:margin-left="0.4923in">
        <style:tab-stops/>
      </style:paragraph-properties>
    </style:style>
    <style:style style:name="P395" style:parent-style-name="TableContents" style:family="paragraph">
      <style:paragraph-properties fo:margin-left="0.4923in">
        <style:tab-stops/>
      </style:paragraph-properties>
    </style:style>
    <style:style style:name="P396" style:parent-style-name="TableContents" style:family="paragraph">
      <style:paragraph-properties fo:margin-left="0.4923in">
        <style:tab-stops/>
      </style:paragraph-properties>
    </style:style>
    <style:style style:name="P397" style:parent-style-name="TableContents" style:family="paragraph">
      <style:paragraph-properties fo:margin-left="0.4923in">
        <style:tab-stops/>
      </style:paragraph-properties>
    </style:style>
    <style:style style:name="P398" style:parent-style-name="TableContents" style:family="paragraph">
      <style:paragraph-properties fo:margin-left="0.4923in">
        <style:tab-stops/>
      </style:paragraph-properties>
    </style:style>
    <style:style style:name="P399" style:parent-style-name="TableContents" style:family="paragraph">
      <style:paragraph-properties fo:margin-left="0.4923in">
        <style:tab-stops/>
      </style:paragraph-properties>
    </style:style>
    <style:style style:name="P400" style:parent-style-name="TableContents" style:family="paragraph">
      <style:paragraph-properties fo:margin-left="0.4923in">
        <style:tab-stops/>
      </style:paragraph-properties>
    </style:style>
    <style:style style:name="P401" style:parent-style-name="TableContents" style:family="paragraph">
      <style:paragraph-properties fo:margin-left="0.4923in">
        <style:tab-stops/>
      </style:paragraph-properties>
    </style:style>
    <style:style style:name="P402" style:parent-style-name="TableContents" style:family="paragraph">
      <style:paragraph-properties fo:margin-left="0.4923in">
        <style:tab-stops/>
      </style:paragraph-properties>
    </style:style>
    <style:style style:name="P403" style:parent-style-name="TableContents" style:family="paragraph">
      <style:paragraph-properties fo:margin-left="0.4923in">
        <style:tab-stops/>
      </style:paragraph-properties>
    </style:style>
    <style:style style:name="P404" style:parent-style-name="TableContents" style:family="paragraph">
      <style:paragraph-properties fo:margin-left="0.4923in">
        <style:tab-stops/>
      </style:paragraph-properties>
    </style:style>
    <style:style style:name="P405" style:parent-style-name="TableContents" style:family="paragraph">
      <style:text-properties style:font-name="Arial" style:font-name-complex="Arial"/>
    </style:style>
    <style:style style:name="P406" style:parent-style-name="TableContents" style:family="paragraph">
      <style:text-properties style:font-name="Arial" style:font-name-complex="Arial"/>
    </style:style>
    <style:style style:name="P407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08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09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10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11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12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13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14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15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16" style:parent-style-name="TableContents" style:family="paragraph">
      <style:paragraph-properties fo:margin-left="0.9847in">
        <style:tab-stops/>
      </style:paragraph-properties>
      <style:text-properties style:font-name="Arial" style:font-name-complex="Arial"/>
    </style:style>
    <style:style style:name="P417" style:parent-style-name="TableContents" style:family="paragraph">
      <style:paragraph-properties fo:margin-left="0.9847in">
        <style:tab-stops/>
      </style:paragraph-properties>
      <style:text-properties style:font-name="Arial" style:font-name-complex="Arial"/>
    </style:style>
    <style:style style:name="P418" style:parent-style-name="TableContents" style:family="paragraph">
      <style:paragraph-properties fo:margin-left="0.9847in">
        <style:tab-stops/>
      </style:paragraph-properties>
      <style:text-properties style:font-name="Arial" style:font-name-complex="Arial"/>
    </style:style>
    <style:style style:name="P419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20" style:parent-style-name="TableContents" style:family="paragraph">
      <style:text-properties style:font-name="Arial" style:font-name-complex="Arial"/>
    </style:style>
    <style:style style:name="P421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22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23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24" style:parent-style-name="TableContents" style:family="paragraph">
      <style:text-properties style:font-name="Arial" style:font-name-complex="Arial"/>
    </style:style>
    <style:style style:name="T425" style:parent-style-name="Fonteparág.padrão" style:family="text">
      <style:text-properties style:font-name="Arial" style:font-name-complex="Arial"/>
    </style:style>
    <style:style style:name="T4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7" style:parent-style-name="Fonteparág.padrão" style:family="text">
      <style:text-properties style:font-name="Arial" style:font-name-complex="Arial"/>
    </style:style>
    <style:style style:name="T4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9" style:parent-style-name="Fonteparág.padrão" style:family="text">
      <style:text-properties style:font-name="Arial" style:font-name-complex="Arial"/>
    </style:style>
    <style:style style:name="T4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1" style:parent-style-name="Fonteparág.padrão" style:family="text">
      <style:text-properties style:font-name="Arial" style:font-name-complex="Arial"/>
    </style:style>
    <style:style style:name="T432" style:parent-style-name="Fonteparág.padrão" style:family="text">
      <style:text-properties style:font-name="Arial" style:font-name-complex="Arial"/>
    </style:style>
    <style:style style:name="T4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4" style:parent-style-name="Fonteparág.padrão" style:family="text">
      <style:text-properties style:font-name="Arial" style:font-name-complex="Arial"/>
    </style:style>
    <style:style style:name="T4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6" style:parent-style-name="Fonteparág.padrão" style:family="text">
      <style:text-properties style:font-name="Arial" style:font-name-complex="Arial"/>
    </style:style>
    <style:style style:name="P437" style:parent-style-name="TableContents" style:family="paragraph">
      <style:text-properties style:font-name="Arial" style:font-name-complex="Arial"/>
    </style:style>
    <style:style style:name="P438" style:parent-style-name="TableContents" style:family="paragraph">
      <style:text-properties style:font-name="Arial" style:font-name-complex="Arial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43" style:parent-style-name="Fonteparág.padrão" style:family="text">
      <style:text-properties style:font-name="Arial" style:font-name-complex="Arial"/>
    </style:style>
    <style:style style:name="T4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45" style:parent-style-name="Fonteparág.padrão" style:family="text">
      <style:text-properties style:font-name="Arial" style:font-name-complex="Arial"/>
    </style:style>
    <style:style style:name="T446" style:parent-style-name="Fonteparág.padrão" style:family="text">
      <style:text-properties style:font-name="Arial" style:font-name-complex="Arial"/>
    </style:style>
    <style:style style:name="T447" style:parent-style-name="Fonteparág.padrão" style:family="text">
      <style:text-properties style:font-name="Arial" style:font-name-complex="Arial"/>
    </style:style>
    <style:style style:name="P448" style:parent-style-name="TableContents" style:family="paragraph">
      <style:text-properties style:font-name="Arial" style:font-name-complex="Arial"/>
    </style:style>
    <style:style style:name="P449" style:parent-style-name="TableContents" style:family="paragraph">
      <style:text-properties style:font-name="Arial" style:font-name-complex="Arial"/>
    </style:style>
    <style:style style:name="T450" style:parent-style-name="Fonteparág.padrão" style:family="text">
      <style:text-properties style:font-name="Arial" style:font-name-complex="Arial"/>
    </style:style>
    <style:style style:name="T4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2" style:parent-style-name="Fonteparág.padrão" style:family="text">
      <style:text-properties style:font-name="Arial" style:font-name-complex="Arial"/>
    </style:style>
    <style:style style:name="P453" style:parent-style-name="TableContents" style:family="paragraph">
      <style:text-properties style:font-name="Arial" style:font-name-complex="Arial"/>
    </style:style>
    <style:style style:name="P454" style:parent-style-name="TableContents" style:family="paragraph">
      <style:text-properties style:font-name="Arial" style:font-name-complex="Arial"/>
    </style:style>
    <style:style style:name="P455" style:parent-style-name="TableContents" style:family="paragraph">
      <style:text-properties style:font-name="Arial" style:font-name-complex="Arial"/>
    </style:style>
    <style:style style:name="T456" style:parent-style-name="Fonteparág.padrão" style:family="text">
      <style:text-properties style:font-name="Arial" style:font-name-complex="Arial"/>
    </style:style>
    <style:style style:name="T45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8" style:parent-style-name="Fonteparág.padrão" style:family="text">
      <style:text-properties style:font-name="Arial" style:font-name-complex="Arial"/>
    </style:style>
    <style:style style:name="P459" style:parent-style-name="TableContents" style:family="paragraph">
      <style:text-properties style:font-name="Arial" style:font-name-complex="Arial"/>
    </style:style>
    <style:style style:name="P460" style:parent-style-name="TableContents" style:family="paragraph">
      <style:text-properties style:font-name="Arial" style:font-name-complex="Arial"/>
    </style:style>
    <style:style style:name="P461" style:parent-style-name="TableContents" style:family="paragraph">
      <style:text-properties style:font-name="Arial" style:font-name-complex="Arial"/>
    </style:style>
    <style:style style:name="T462" style:parent-style-name="Fonteparág.padrão" style:family="text">
      <style:text-properties style:font-name="Arial" style:font-name-complex="Arial"/>
    </style:style>
    <style:style style:name="T4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64" style:parent-style-name="Fonteparág.padrão" style:family="text">
      <style:text-properties style:font-name="Arial" style:font-name-complex="Arial"/>
    </style:style>
    <style:style style:name="P465" style:parent-style-name="TableContents" style:family="paragraph">
      <style:text-properties style:font-name="Arial" style:font-name-complex="Arial"/>
    </style:style>
    <style:style style:name="P466" style:parent-style-name="TableContents" style:family="paragraph">
      <style:text-properties style:font-name="Arial" style:font-name-complex="Arial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>
        <style:tab-stops>
          <style:tab-stop style:type="left" style:position="1.6145in"/>
        </style:tab-stops>
      </style:paragraph-properties>
    </style:style>
    <style:style style:name="T472" style:parent-style-name="Fonteparág.padrão" style:family="text">
      <style:text-properties fo:font-weight="bold" style:font-weight-asian="bold" style:font-weight-complex="bold"/>
    </style:style>
    <style:style style:name="T473" style:parent-style-name="Fonteparág.padrão" style:family="text">
      <style:text-properties fo:font-weight="bold" style:font-weight-asian="bold" style:font-weight-complex="bold"/>
    </style:style>
    <style:style style:name="P474" style:parent-style-name="TableContents" style:family="paragraph">
      <style:paragraph-properties>
        <style:tab-stops>
          <style:tab-stop style:type="left" style:position="1.6145in"/>
        </style:tab-stops>
      </style:paragraph-properties>
    </style:style>
    <style:style style:name="P475" style:parent-style-name="Standard" style:family="paragraph">
      <style:paragraph-properties fo:text-align="justify" fo:margin-top="0.0416in" fo:margin-bottom="0.0416in"/>
    </style:style>
    <style:style style:name="P476" style:parent-style-name="Standard" style:family="paragraph">
      <style:paragraph-properties fo:text-align="justify" fo:margin-top="0.0416in" fo:margin-bottom="0.0416in"/>
    </style:style>
    <style:style style:name="TableColumn478" style:family="table-column">
      <style:table-column-properties style:column-width="0.2937in" style:use-optimal-column-width="false"/>
    </style:style>
    <style:style style:name="TableColumn479" style:family="table-column">
      <style:table-column-properties style:column-width="1.0826in" style:use-optimal-column-width="false"/>
    </style:style>
    <style:style style:name="TableColumn480" style:family="table-column">
      <style:table-column-properties style:column-width="0.0402in" style:use-optimal-column-width="false"/>
    </style:style>
    <style:style style:name="TableColumn481" style:family="table-column">
      <style:table-column-properties style:column-width="0.2548in" style:use-optimal-column-width="false"/>
    </style:style>
    <style:style style:name="TableColumn482" style:family="table-column">
      <style:table-column-properties style:column-width="1.1812in" style:use-optimal-column-width="false"/>
    </style:style>
    <style:style style:name="TableColumn483" style:family="table-column">
      <style:table-column-properties style:column-width="0.2951in" style:use-optimal-column-width="false"/>
    </style:style>
    <style:style style:name="TableColumn484" style:family="table-column">
      <style:table-column-properties style:column-width="1.3784in" style:use-optimal-column-width="false"/>
    </style:style>
    <style:style style:name="TableColumn485" style:family="table-column">
      <style:table-column-properties style:column-width="0.2951in" style:use-optimal-column-width="false"/>
    </style:style>
    <style:style style:name="TableColumn486" style:family="table-column">
      <style:table-column-properties style:column-width="0.959in" style:use-optimal-column-width="false"/>
    </style:style>
    <style:style style:name="TableColumn487" style:family="table-column">
      <style:table-column-properties style:column-width="0.9173in" style:use-optimal-column-width="false"/>
    </style:style>
    <style:style style:name="Table477" style:family="table">
      <style:table-properties style:width="6.6979in" fo:margin-left="0.002in" table:align="lef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none" style:writing-mode="lr-tb" fo:padding-top="0in" fo:padding-left="0.0069in" fo:padding-bottom="0in" fo:padding-right="0.0069in"/>
    </style:style>
    <style:style style:name="P490" style:parent-style-name="TextoNormal" style:family="paragraph">
      <style:paragraph-properties fo:margin-left="0.0229in">
        <style:tab-stops/>
      </style:paragraph-properties>
    </style:style>
    <style:style style:name="TableCell4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92" style:parent-style-name="TextoNormal" style:family="paragraph">
      <style:paragraph-properties fo:margin-left="0.0229in">
        <style:tab-stops/>
      </style:paragraph-properties>
    </style:style>
    <style:style style:name="T493" style:parent-style-name="Fonteparág.padrão" style:family="text">
      <style:text-properties fo:font-weight="bold" style:font-weight-asian="bold"/>
    </style:style>
    <style:style style:name="TableCell4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9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9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97" style:parent-style-name="TextoNormal" style:family="paragraph">
      <style:paragraph-properties fo:margin-left="0in">
        <style:tab-stops/>
      </style:paragraph-properties>
    </style:style>
    <style:style style:name="TableCell4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9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0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01" style:parent-style-name="TextoNormal" style:family="paragraph">
      <style:paragraph-properties fo:margin-left="0in">
        <style:tab-stops/>
      </style:paragraph-properties>
    </style:style>
    <style:style style:name="TableCell5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0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05" style:parent-style-name="TextoNormal" style:family="paragraph">
      <style:paragraph-properties fo:margin-left="0in">
        <style:tab-stops/>
      </style:paragraph-properties>
    </style:style>
    <style:style style:name="TableCell506" style:family="table-cell">
      <style:table-cell-properties fo:border="none" style:writing-mode="lr-tb" fo:padding-top="0in" fo:padding-left="0.0069in" fo:padding-bottom="0in" fo:padding-right="0.0069in"/>
    </style:style>
    <style:style style:name="P507" style:parent-style-name="TextoNormal" style:family="paragraph">
      <style:paragraph-properties fo:margin-left="0in">
        <style:tab-stops/>
      </style:paragraph-properties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0.0034in solid #000000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2" style:parent-style-name="TableContents" style:family="paragraph">
      <style:paragraph-properties fo:margin-left="0.4923in">
        <style:tab-stops/>
      </style:paragraph-properties>
    </style:style>
    <style:style style:name="P533" style:parent-style-name="TableContents" style:family="paragraph">
      <style:paragraph-properties fo:margin-left="0.4923in">
        <style:tab-stops/>
      </style:paragraph-properties>
    </style:style>
    <style:style style:name="P534" style:parent-style-name="TableContents" style:family="paragraph">
      <style:paragraph-properties fo:margin-left="0.4923in">
        <style:tab-stops/>
      </style:paragraph-properties>
    </style:style>
    <style:style style:name="P535" style:parent-style-name="TableContents" style:family="paragraph">
      <style:paragraph-properties fo:margin-left="0.4923in">
        <style:tab-stops/>
      </style:paragraph-properties>
    </style:style>
    <style:style style:name="P536" style:parent-style-name="TableContents" style:family="paragraph">
      <style:paragraph-properties fo:margin-left="0.4923in">
        <style:tab-stops/>
      </style:paragraph-properties>
    </style:style>
    <style:style style:name="P537" style:parent-style-name="TableContents" style:family="paragraph">
      <style:paragraph-properties fo:margin-left="0.4923in">
        <style:tab-stops/>
      </style:paragraph-properties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>
        <style:tab-stops>
          <style:tab-stop style:type="left" style:position="1.6145in"/>
        </style:tab-stops>
      </style:paragraph-properties>
    </style:style>
    <style:style style:name="T547" style:parent-style-name="Fonteparág.padrão" style:family="text">
      <style:text-properties fo:font-weight="bold" style:font-weight-asian="bold" style:font-weight-complex="bold"/>
    </style:style>
    <style:style style:name="T548" style:parent-style-name="Fonteparág.padrão" style:family="text">
      <style:text-properties fo:font-weight="bold" style:font-weight-asian="bold" style:font-weight-complex="bold"/>
    </style:style>
    <style:style style:name="P549" style:parent-style-name="TableContents" style:family="paragraph">
      <style:paragraph-properties>
        <style:tab-stops>
          <style:tab-stop style:type="left" style:position="1.6145in"/>
        </style:tab-stops>
      </style:paragraph-properties>
    </style:style>
    <style:style style:name="P550" style:parent-style-name="Standard" style:family="paragraph">
      <style:paragraph-properties fo:text-align="justify" fo:margin-top="0.0416in" fo:margin-bottom="0.0416in"/>
    </style:style>
    <style:style style:name="P551" style:parent-style-name="Standard" style:family="paragraph">
      <style:paragraph-properties fo:text-align="justify" fo:margin-top="0.0416in" fo:margin-bottom="0.0416in"/>
    </style:style>
    <style:style style:name="TableColumn553" style:family="table-column">
      <style:table-column-properties style:column-width="0.2937in" style:use-optimal-column-width="false"/>
    </style:style>
    <style:style style:name="TableColumn554" style:family="table-column">
      <style:table-column-properties style:column-width="1.0826in" style:use-optimal-column-width="false"/>
    </style:style>
    <style:style style:name="TableColumn555" style:family="table-column">
      <style:table-column-properties style:column-width="0.0402in" style:use-optimal-column-width="false"/>
    </style:style>
    <style:style style:name="TableColumn556" style:family="table-column">
      <style:table-column-properties style:column-width="0.2548in" style:use-optimal-column-width="false"/>
    </style:style>
    <style:style style:name="TableColumn557" style:family="table-column">
      <style:table-column-properties style:column-width="1.1812in" style:use-optimal-column-width="false"/>
    </style:style>
    <style:style style:name="TableColumn558" style:family="table-column">
      <style:table-column-properties style:column-width="0.2951in" style:use-optimal-column-width="false"/>
    </style:style>
    <style:style style:name="TableColumn559" style:family="table-column">
      <style:table-column-properties style:column-width="1.3784in" style:use-optimal-column-width="false"/>
    </style:style>
    <style:style style:name="TableColumn560" style:family="table-column">
      <style:table-column-properties style:column-width="0.2951in" style:use-optimal-column-width="false"/>
    </style:style>
    <style:style style:name="TableColumn561" style:family="table-column">
      <style:table-column-properties style:column-width="0.959in" style:use-optimal-column-width="false"/>
    </style:style>
    <style:style style:name="TableColumn562" style:family="table-column">
      <style:table-column-properties style:column-width="0.9173in" style:use-optimal-column-width="false"/>
    </style:style>
    <style:style style:name="Table552" style:family="table">
      <style:table-properties style:width="6.6979in" fo:margin-left="0.002in" table:align="lef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TextoNormal" style:family="paragraph">
      <style:paragraph-properties fo:margin-left="0.0229in">
        <style:tab-stops/>
      </style:paragraph-properties>
    </style:style>
    <style:style style:name="TableCell5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67" style:parent-style-name="TextoNormal" style:family="paragraph">
      <style:paragraph-properties fo:margin-left="0.0229in">
        <style:tab-stops/>
      </style:paragraph-properties>
    </style:style>
    <style:style style:name="T568" style:parent-style-name="Fonteparág.padrão" style:family="text">
      <style:text-properties fo:font-weight="bold" style:font-weight-asian="bold"/>
    </style:style>
    <style:style style:name="TableCell5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7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7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72" style:parent-style-name="TextoNormal" style:family="paragraph">
      <style:paragraph-properties fo:margin-left="0in">
        <style:tab-stops/>
      </style:paragraph-properties>
    </style:style>
    <style:style style:name="TableCell57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7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7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76" style:parent-style-name="TextoNormal" style:family="paragraph">
      <style:paragraph-properties fo:margin-left="0in">
        <style:tab-stops/>
      </style:paragraph-properties>
    </style:style>
    <style:style style:name="TableCell5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7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7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80" style:parent-style-name="TextoNormal" style:family="paragraph">
      <style:paragraph-properties fo:margin-left="0in">
        <style:tab-stops/>
      </style:paragraph-properties>
    </style:style>
    <style:style style:name="TableCell581" style:family="table-cell">
      <style:table-cell-properties fo:border="none" style:writing-mode="lr-tb" fo:padding-top="0in" fo:padding-left="0.0069in" fo:padding-bottom="0in" fo:padding-right="0.0069in"/>
    </style:style>
    <style:style style:name="P582" style:parent-style-name="TextoNormal" style:family="paragraph">
      <style:paragraph-properties fo:margin-left="0in">
        <style:tab-stops/>
      </style:paragraph-properties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-top="0.0034in solid #000000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8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8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9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60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60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7" style:parent-style-name="TableContents" style:family="paragraph">
      <style:paragraph-properties fo:margin-left="0.4923in">
        <style:tab-stops/>
      </style:paragraph-properties>
    </style:style>
    <style:style style:name="P608" style:parent-style-name="TableContents" style:family="paragraph">
      <style:paragraph-properties fo:margin-left="0.4923in">
        <style:tab-stops/>
      </style:paragraph-properties>
    </style:style>
    <style:style style:name="P609" style:parent-style-name="TableContents" style:family="paragraph">
      <style:paragraph-properties fo:margin-left="0.4923in">
        <style:tab-stops/>
      </style:paragraph-properties>
    </style:style>
    <style:style style:name="P610" style:parent-style-name="TableContents" style:family="paragraph">
      <style:paragraph-properties fo:margin-left="0.4923in">
        <style:tab-stops/>
      </style:paragraph-properties>
    </style:style>
    <style:style style:name="P611" style:parent-style-name="TableContents" style:family="paragraph">
      <style:paragraph-properties fo:margin-left="0.4923in">
        <style:tab-stops/>
      </style:paragraph-properties>
    </style:style>
    <style:style style:name="P612" style:parent-style-name="TableContents" style:family="paragraph">
      <style:paragraph-properties fo:margin-left="0.4923in">
        <style:tab-stops/>
      </style:paragraph-properties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61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61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1" style:parent-style-name="TableContents" style:family="paragraph">
      <style:paragraph-properties>
        <style:tab-stops>
          <style:tab-stop style:type="left" style:position="1.6145in"/>
        </style:tab-stops>
      </style:paragraph-properties>
    </style:style>
    <style:style style:name="T622" style:parent-style-name="Fonteparág.padrão" style:family="text">
      <style:text-properties fo:font-weight="bold" style:font-weight-asian="bold" style:font-weight-complex="bold"/>
    </style:style>
    <style:style style:name="T623" style:parent-style-name="Fonteparág.padrão" style:family="text">
      <style:text-properties fo:font-weight="bold" style:font-weight-asian="bold" style:font-weight-complex="bold"/>
    </style:style>
    <style:style style:name="P624" style:parent-style-name="TableContents" style:family="paragraph">
      <style:paragraph-properties>
        <style:tab-stops>
          <style:tab-stop style:type="left" style:position="1.6145in"/>
        </style:tab-stops>
      </style:paragraph-properties>
    </style:style>
    <style:style style:name="P625" style:parent-style-name="Standard" style:family="paragraph">
      <style:paragraph-properties fo:text-align="justify" fo:margin-top="0.0416in" fo:margin-bottom="0.0416in"/>
    </style:style>
    <style:style style:name="P626" style:parent-style-name="Standard" style:family="paragraph">
      <style:paragraph-properties fo:text-align="justify" fo:margin-top="0.0416in" fo:margin-bottom="0.0416in"/>
    </style:style>
    <style:style style:name="TableColumn628" style:family="table-column">
      <style:table-column-properties style:column-width="1.0826in" style:use-optimal-column-width="false"/>
    </style:style>
    <style:style style:name="TableColumn629" style:family="table-column">
      <style:table-column-properties style:column-width="0.2951in" style:use-optimal-column-width="false"/>
    </style:style>
    <style:style style:name="TableColumn630" style:family="table-column">
      <style:table-column-properties style:column-width="1.1812in" style:use-optimal-column-width="false"/>
    </style:style>
    <style:style style:name="TableColumn631" style:family="table-column">
      <style:table-column-properties style:column-width="0.2951in" style:use-optimal-column-width="false"/>
    </style:style>
    <style:style style:name="TableColumn632" style:family="table-column">
      <style:table-column-properties style:column-width="1.3784in" style:use-optimal-column-width="false"/>
    </style:style>
    <style:style style:name="TableColumn633" style:family="table-column">
      <style:table-column-properties style:column-width="0.2951in" style:use-optimal-column-width="false"/>
    </style:style>
    <style:style style:name="TableColumn634" style:family="table-column">
      <style:table-column-properties style:column-width="0.959in" style:use-optimal-column-width="false"/>
    </style:style>
    <style:style style:name="Table627" style:family="table">
      <style:table-properties style:width="5.4868in" fo:margin-left="0.2958in" table:align="lef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37" style:parent-style-name="TextoNormal" style:family="paragraph">
      <style:paragraph-properties fo:margin-left="0.0229in">
        <style:tab-stops/>
      </style:paragraph-properties>
    </style:style>
    <style:style style:name="T638" style:parent-style-name="Fonteparág.padrão" style:family="text">
      <style:text-properties fo:font-weight="bold" style:font-weight-asian="bold"/>
    </style:style>
    <style:style style:name="TableCell63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4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64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42" style:parent-style-name="TextoNormal" style:family="paragraph">
      <style:paragraph-properties fo:margin-left="0in">
        <style:tab-stops/>
      </style:paragraph-properties>
    </style:style>
    <style:style style:name="TableCell64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4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64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46" style:parent-style-name="TextoNormal" style:family="paragraph">
      <style:paragraph-properties fo:margin-left="0in">
        <style:tab-stops/>
      </style:paragraph-properties>
    </style:style>
    <style:style style:name="TableCell64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4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64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50" style:parent-style-name="TextoNormal" style:family="paragraph">
      <style:paragraph-properties fo:margin-left="0in">
        <style:tab-stops/>
      </style:paragraph-properties>
    </style:style>
    <style:style style:name="P651" style:parent-style-name="Standard" style:family="paragraph">
      <style:text-properties fo:font-weight="bold" style:font-weight-asian="bold" style:font-weight-complex="bold"/>
    </style:style>
    <style:style style:name="P652" style:parent-style-name="Standard" style:family="paragraph">
      <style:text-properties fo:font-weight="bold" style:font-weight-asian="bold" style:font-weight-complex="bold"/>
    </style:style>
    <style:style style:name="P653" style:parent-style-name="Standard" style:family="paragraph">
      <style:text-properties fo:font-weight="bold" style:font-weight-asian="bold" style:font-weight-complex="bold"/>
    </style:style>
    <style:style style:name="P654" style:parent-style-name="Standard" style:family="paragraph">
      <style:text-properties fo:font-weight="bold" style:font-weight-asian="bold" style:font-weight-complex="bold"/>
    </style:style>
    <style:style style:name="P655" style:parent-style-name="Standard" style:family="paragraph">
      <style:text-properties fo:font-weight="bold" style:font-weight-asian="bold" style:font-weight-complex="bold"/>
    </style:style>
    <style:style style:name="P656" style:parent-style-name="Standard" style:family="paragraph">
      <style:text-properties fo:font-weight="bold" style:font-weight-asian="bold" style:font-weight-complex="bold"/>
    </style:style>
    <style:style style:name="P65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58" style:parent-style-name="Standard" style:family="paragraph">
      <style:text-properties fo:font-weight="bold" style:font-weight-asian="bold" style:font-weight-complex="bold"/>
    </style:style>
    <style:style style:name="P659" style:parent-style-name="Standard" style:family="paragraph">
      <style:text-properties fo:font-weight="bold" style:font-weight-asian="bold" style:font-weight-complex="bold"/>
    </style:style>
    <style:style style:name="P660" style:parent-style-name="Standard" style:family="paragraph">
      <style:text-properties fo:font-weight="bold" style:font-weight-asian="bold" style:font-weight-complex="bold"/>
    </style:style>
    <style:style style:name="P661" style:parent-style-name="Standard" style:family="paragraph">
      <style:text-properties fo:font-weight="bold" style:font-weight-asian="bold" style:font-weight-complex="bold"/>
    </style:style>
    <style:style style:name="P662" style:parent-style-name="Standard" style:list-style-name="LFO4" style:family="paragraph"/>
    <style:style style:name="P663" style:parent-style-name="Standard" style:list-style-name="LFO4" style:family="paragraph"/>
    <style:style style:name="P664" style:parent-style-name="Standard" style:list-style-name="LFO4" style:family="paragraph"/>
    <style:style style:name="P665" style:parent-style-name="Standard" style:list-style-name="LFO4" style:family="paragraph"/>
    <style:style style:name="P666" style:parent-style-name="Standard" style:list-style-name="LFO5" style:family="paragraph"/>
    <style:style style:name="P667" style:parent-style-name="Standard" style:list-style-name="LFO5" style:family="paragraph"/>
    <style:style style:name="P668" style:parent-style-name="Standard" style:list-style-name="LFO5" style:family="paragraph"/>
    <style:style style:name="P669" style:parent-style-name="Standard" style:list-style-name="LFO5" style:family="paragraph"/>
    <style:style style:name="P670" style:parent-style-name="Standard" style:list-style-name="LFO5" style:family="paragraph"/>
    <style:style style:name="P671" style:parent-style-name="Standard" style:list-style-name="LFO5" style:family="paragraph"/>
    <style:style style:name="P672" style:parent-style-name="Standard" style:list-style-name="LFO5" style:family="paragraph"/>
    <style:style style:name="P673" style:parent-style-name="Standard" style:list-style-name="LFO5" style:family="paragraph"/>
    <style:style style:name="P674" style:parent-style-name="Standard" style:list-style-name="LFO5" style:family="paragraph"/>
    <style:style style:name="P675" style:parent-style-name="Standard" style:list-style-name="LFO5" style:family="paragraph"/>
    <style:style style:name="P676" style:parent-style-name="Standard" style:list-style-name="LFO5" style:family="paragraph"/>
    <style:style style:name="P677" style:parent-style-name="Standard" style:list-style-name="LFO5" style:family="paragraph"/>
    <style:style style:name="P678" style:parent-style-name="Standard" style:list-style-name="LFO5" style:family="paragraph"/>
    <style:style style:name="P679" style:parent-style-name="Standard" style:list-style-name="LFO5" style:family="paragraph"/>
    <style:style style:name="P680" style:parent-style-name="Standard" style:list-style-name="LFO5" style:family="paragraph"/>
    <style:style style:name="P681" style:parent-style-name="Standard" style:list-style-name="LFO5" style:family="paragraph"/>
    <style:style style:name="P682" style:parent-style-name="Standard" style:list-style-name="LFO5" style:family="paragraph"/>
    <style:style style:name="P683" style:parent-style-name="Standard" style:list-style-name="LFO6" style:family="paragraph"/>
    <style:style style:name="P684" style:parent-style-name="Standard" style:list-style-name="LFO6" style:family="paragraph"/>
    <style:style style:name="P685" style:parent-style-name="Standard" style:list-style-name="LFO7" style:family="paragraph"/>
    <style:style style:name="P686" style:parent-style-name="Standard" style:list-style-name="LFO7" style:family="paragraph"/>
    <style:style style:name="P687" style:parent-style-name="Standard" style:family="paragraph">
      <style:text-properties fo:font-weight="bold" style:font-weight-asian="bold" style:font-weight-complex="bold"/>
    </style:style>
    <style:style style:name="P688" style:parent-style-name="Standard" style:family="paragraph">
      <style:text-properties fo:font-weight="bold" style:font-weight-asian="bold" style:font-weight-complex="bold"/>
    </style:style>
    <style:style style:name="P689" style:parent-style-name="Standard" style:family="paragraph">
      <style:text-properties fo:font-weight="bold" style:font-weight-asian="bold" style:font-weight-complex="bold"/>
    </style:style>
    <style:style style:name="P690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Registro de Requisitos</text:p>
      <text:p text:style-name="P2"/>
      <text:p text:style-name="P3">1. Lista requisitos Funcionais</text:p>
      <text:p text:style-name="Standard"/>
      <text:p text:style-name="Standard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RF</text:p>
          </table:table-cell>
          <table:table-cell table:style-name="TableCell10">
            <text:p text:style-name="P11">Descrição da funcionalidade</text:p>
          </table:table-cell>
        </table:table-row>
        <table:table-row table:style-name="TableRow12">
          <table:table-cell table:style-name="TableCell13">
            <text:p text:style-name="P14">RF 001</text:p>
          </table:table-cell>
          <table:table-cell table:style-name="TableCell15">
            <text:p text:style-name="P16">O software deverá permitir que o usuário faça cadastro no aplicativo</text:p>
          </table:table-cell>
        </table:table-row>
        <table:table-row table:style-name="TableRow17">
          <table:table-cell table:style-name="TableCell18">
            <text:p text:style-name="P19">RF 002</text:p>
          </table:table-cell>
          <table:table-cell table:style-name="TableCell20">
            <text:p text:style-name="P21">O software deverá permitir que usuário faça login</text:p>
          </table:table-cell>
        </table:table-row>
        <table:table-row table:style-name="TableRow22">
          <table:table-cell table:style-name="TableCell23">
            <text:p text:style-name="P24">RF 003</text:p>
          </table:table-cell>
          <table:table-cell table:style-name="TableCell25">
            <text:p text:style-name="P26">O<text:s/>software deverá permitir que o usuário solicite um serviço<text:s/>de guincho.</text:p>
          </table:table-cell>
        </table:table-row>
        <table:table-row table:style-name="TableRow27">
          <table:table-cell table:style-name="TableCell28">
            <text:p text:style-name="P29">RF 004</text:p>
          </table:table-cell>
          <table:table-cell table:style-name="TableCell30">
            <text:p text:style-name="P31">O software deverá permitir que o<text:s/>usuário solicite um serviço de mecânico.</text:p>
          </table:table-cell>
        </table:table-row>
        <table:table-row table:style-name="TableRow32">
          <table:table-cell table:style-name="TableCell33">
            <text:p text:style-name="P34">RF 005</text:p>
          </table:table-cell>
          <table:table-cell table:style-name="TableCell35">
            <text:p text:style-name="P36"><text:span text:style-name="T37">O software deverá permitir que o usuário solicite um serviço de chaveiro</text:span><text:span text:style-name="T38">.</text:span></text:p>
          </table:table-cell>
        </table:table-row>
        <table:table-row table:style-name="TableRow39">
          <table:table-cell table:style-name="TableCell40">
            <text:p text:style-name="P41">RF 006</text:p>
          </table:table-cell>
          <table:table-cell table:style-name="TableCell42">
            <text:p text:style-name="P43"><text:span text:style-name="T44">O software dever</text:span><text:span text:style-name="T45">á permitir que o usuário solicite um serviço de combustível</text:span><text:span text:style-name="T46">.</text:span></text:p>
          </table:table-cell>
        </table:table-row>
        <table:table-row table:style-name="TableRow47">
          <table:table-cell table:style-name="TableCell48">
            <text:p text:style-name="P49">RF 007</text:p>
          </table:table-cell>
          <table:table-cell table:style-name="TableCell50">
            <text:p text:style-name="P51"><text:span text:style-name="T52">O software deverá permitir que o usuário solicite um serviço de borracheiro</text:span><text:span text:style-name="T53">.</text:span></text:p>
          </table:table-cell>
        </table:table-row>
        <table:table-row table:style-name="TableRow54">
          <table:table-cell table:style-name="TableCell55">
            <text:p text:style-name="P56">RF 008</text:p>
          </table:table-cell>
          <table:table-cell table:style-name="TableCell57">
            <text:p text:style-name="TableContents"><text:span text:style-name="T58">O software deverá permitir que o usuário solicite um serviço de recarga de bateria</text:span></text:p>
          </table:table-cell>
        </table:table-row>
        <table:table-row table:style-name="TableRow59">
          <table:table-cell table:style-name="TableCell60">
            <text:p text:style-name="P61">RF 009</text:p>
          </table:table-cell>
          <table:table-cell table:style-name="TableCell62">
            <text:p text:style-name="P63">O software devera permitir que o<text:s/>usuário solicite um serviço</text:p>
          </table:table-cell>
        </table:table-row>
        <table:table-row table:style-name="TableRow64">
          <table:table-cell table:style-name="TableCell65">
            <text:p text:style-name="P66">RF 010</text:p>
          </table:table-cell>
          <table:table-cell table:style-name="TableCell67">
            <text:p text:style-name="P68">O<text:s/>software deverá permitir que o fornecedor se cadastre</text:p>
          </table:table-cell>
        </table:table-row>
        <table:table-row table:style-name="TableRow69">
          <table:table-cell table:style-name="TableCell70">
            <text:p text:style-name="P71">RF<text:s/>011</text:p>
          </table:table-cell>
          <table:table-cell table:style-name="TableCell72">
            <text:p text:style-name="P73">O software deverá permitir que o usuário tenha acesso ao menu</text:p>
          </table:table-cell>
        </table:table-row>
      </table:table>
      <text:p text:style-name="Standard"/>
      <text:p text:style-name="Standard"/>
      <text:p text:style-name="Standard"/>
      <text:p text:style-name="Standard"/>
      <text:soft-page-break/>
      <text:p text:style-name="P74">3. Registro dos Requisitos Funcionais / Casos de Uso</text:p>
      <text:p text:style-name="P75"/>
      <text:p text:style-name="P76"/>
      <table:table table:style-name="Table77">
        <table:table-columns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Caso de Uso</text:p>
          </table:table-cell>
          <table:table-cell table:style-name="TableCell83">
            <text:p text:style-name="TableContents">Cadastro de usuário<text:s/></text:p>
          </table:table-cell>
        </table:table-row>
        <table:table-row table:style-name="TableRow84">
          <table:table-cell table:style-name="TableCell85">
            <text:p text:style-name="P86">Objetivo</text:p>
          </table:table-cell>
          <table:table-cell table:style-name="TableCell87">
            <text:p text:style-name="TableContents">Permitir que o usuário faça o cadastro no sistema.</text:p>
          </table:table-cell>
        </table:table-row>
        <table:table-row table:style-name="TableRow88">
          <table:table-cell table:style-name="TableCell89">
            <text:p text:style-name="P90">Requisitos</text:p>
          </table:table-cell>
          <table:table-cell table:style-name="TableCell91">
            <text:p text:style-name="TableContents">RF001</text:p>
          </table:table-cell>
        </table:table-row>
        <table:table-row table:style-name="TableRow92">
          <table:table-cell table:style-name="TableCell93">
            <text:p text:style-name="P94">Atores</text:p>
          </table:table-cell>
          <table:table-cell table:style-name="TableCell95">
            <text:p text:style-name="TableContents">Usuário<text:s/></text:p>
          </table:table-cell>
        </table:table-row>
        <table:table-row table:style-name="TableRow96">
          <table:table-cell table:style-name="TableCell97">
            <text:p text:style-name="P98">Condição de Início</text:p>
          </table:table-cell>
          <table:table-cell table:style-name="TableCell99">
            <text:p text:style-name="TableContents">O ator seleciona a opção<text:s/>registre-se</text:p>
          </table:table-cell>
        </table:table-row>
        <table:table-row table:style-name="TableRow100">
          <table:table-cell table:style-name="TableCell101">
            <text:p text:style-name="P102">Fluxo Principal</text:p>
          </table:table-cell>
          <table:table-cell table:style-name="TableCell103">
            <text:p text:style-name="TableContents">1. O sistema apresenta a tela de cadastro de usuário contendo as seguintes informações:</text:p>
            <text:p text:style-name="P104">- CPF</text:p>
            <text:p text:style-name="P105">- Nome</text:p>
            <text:p text:style-name="P106">- E-mail</text:p>
            <text:p text:style-name="P107">- Endereço</text:p>
            <text:p text:style-name="P108">- Data de<text:s/>nascimento</text:p>
            <text:p text:style-name="P109">- Número de telefone</text:p>
            <text:p text:style-name="P110">- Senha</text:p>
            <text:p text:style-name="P111">-Usuário seleciona cadastro cliente</text:p>
            <text:p text:style-name="P112"/>
            <text:p text:style-name="P113">- Apresentar as opções:</text:p>
            <text:p text:style-name="P114">* cadastrar</text:p>
            <text:p text:style-name="P115">* cancelar</text:p>
            <text:p text:style-name="P116"/>
            <text:p text:style-name="TableContents">2. O<text:s/>ator informar os dados de cadastro (CPF, nome, e-mail, endereço, data de nascimento, número de telefone, senha) e selecionar a opção cadastrar. [<text:span text:style-name="T117">A1</text:span>]</text:p>
            <text:p text:style-name="TableContents">3. O sistema verifica se o usuário já está cadastrado [<text:span text:style-name="T118">A2</text:span>]</text:p>
            <text:p text:style-name="TableContents">4. O sistema verifica se as informações para cadastro são válidas [<text:span text:style-name="T119">A3</text:span>] [<text:span text:style-name="T120">RN1</text:span>]</text:p>
            <text:p text:style-name="TableContents">5. O sistema confirma o cadastro do usuário</text:p>
            <text:p text:style-name="TableContents">6. O Caso de uso é encerrado.</text:p>
            <text:p text:style-name="TableContents"/>
          </table:table-cell>
        </table:table-row>
        <table:table-row table:style-name="TableRow121">
          <table:table-cell table:style-name="TableCell122">
            <text:p text:style-name="P123">Fluxo Alternativo</text:p>
          </table:table-cell>
          <table:table-cell table:style-name="TableCell124">
            <text:p text:style-name="TableContents">[<text:span text:style-name="T125">A1</text:span>] O ator selecionou a opção cancelar</text:p>
            <text:p text:style-name="TableContents">1. O sistema retorna para a tela inicial</text:p>
            <text:p text:style-name="TableContents">2. O caso de uso é encerrado</text:p>
            <text:p text:style-name="TableContents"/>
            <text:p text:style-name="TableContents">[<text:span text:style-name="T126">A2</text:span>] O usuário já<text:s/>está cadastrado</text:p>
            <text:p text:style-name="TableContents">1. O sistema informa que o usuário já se encontra cadastrado no sistema</text:p>
            <text:p text:style-name="TableContents">2. O sistema retorna ao passo a tela inicial</text:p>
            <text:p text:style-name="TableContents"/>
            <text:p text:style-name="TableContents">[<text:span text:style-name="T127">A3</text:span>] Informação de cadastro inválidas</text:p>
            <text:p text:style-name="TableContents">1. O sistema informa que existem campos não preenchidos no cadastro</text:p>
            <text:p text:style-name="TableContents">2. O caso de uso<text:s/>retorna ao passo 1 do fluxo principal</text:p>
            <text:p text:style-name="TableContents"/>
          </table:table-cell>
        </table:table-row>
        <table:table-row table:style-name="TableRow128">
          <table:table-cell table:style-name="TableCell129">
            <text:p text:style-name="P130">Regras de Negócio</text:p>
          </table:table-cell>
          <table:table-cell table:style-name="TableCell131">
            <text:p text:style-name="TableContents">[<text:span text:style-name="T132">RN1</text:span>] – Todas as informações de cadastro são obrigatórias.</text:p>
          </table:table-cell>
        </table:table-row>
        <table:table-row table:style-name="TableRow133">
          <table:table-cell table:style-name="TableCell134">
            <text:p text:style-name="P135"/>
            <text:p text:style-name="P136"/>
          </table:table-cell>
          <table:table-cell table:style-name="TableCell137">
            <text:p text:style-name="TableContents"/>
          </table:table-cell>
        </table:table-row>
      </table:table>
      <text:p text:style-name="Standard"/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soft-page-break/>
            <text:p text:style-name="P149"><text:span text:style-name="T150">Prioridade</text:span>:</text:p>
          </table:table-cell>
          <table:table-cell table:style-name="TableCell151" table:number-columns-spanned="2">
            <text:p text:style-name="P152">x</text:p>
          </table:table-cell>
          <table:covered-table-cell/>
          <table:table-cell table:style-name="TableCell153">
            <text:p text:style-name="P154">Essencial</text:p>
          </table:table-cell>
          <table:table-cell table:style-name="TableCell155">
            <text:p text:style-name="P156"></text:p>
          </table:table-cell>
          <table:table-cell table:style-name="TableCell157">
            <text:p text:style-name="P158">Importante</text:p>
          </table:table-cell>
          <table:table-cell table:style-name="TableCell159">
            <text:p text:style-name="P160"></text:p>
          </table:table-cell>
          <table:table-cell table:style-name="TableCell161">
            <text:p text:style-name="P162">Desejável</text:p>
          </table:table-cell>
        </table:table-row>
        <table:table-row table:style-name="TableRow163">
          <table:table-cell table:style-name="TableCell164" table:number-columns-spanned="2">
            <text:p text:style-name="P165">Caso de Uso</text:p>
          </table:table-cell>
          <table:covered-table-cell/>
          <table:table-cell table:style-name="TableCell166" table:number-columns-spanned="6">
            <text:p text:style-name="TableContents">Fazer logi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7">
          <table:table-cell table:style-name="TableCell168" table:number-columns-spanned="2">
            <text:p text:style-name="P169">Objetivo</text:p>
          </table:table-cell>
          <table:covered-table-cell/>
          <table:table-cell table:style-name="TableCell170" table:number-columns-spanned="6">
            <text:p text:style-name="P171">Permitir que o cliente efetue a<text:s/>configuração faça login no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2">
          <table:table-cell table:style-name="TableCell173" table:number-columns-spanned="2">
            <text:p text:style-name="P174">Requisitos</text:p>
          </table:table-cell>
          <table:covered-table-cell/>
          <table:table-cell table:style-name="TableCell175" table:number-columns-spanned="6">
            <text:p text:style-name="P176">RF00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7">
          <table:table-cell table:style-name="TableCell178" table:number-columns-spanned="2">
            <text:p text:style-name="P179">Atores</text:p>
          </table:table-cell>
          <table:covered-table-cell/>
          <table:table-cell table:style-name="TableCell180" table:number-columns-spanned="6">
            <text:p text:style-name="TableContents">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1">
          <table:table-cell table:style-name="TableCell182" table:number-columns-spanned="2">
            <text:p text:style-name="P183">Condição de Início</text:p>
          </table:table-cell>
          <table:covered-table-cell/>
          <table:table-cell table:style-name="TableCell184" table:number-columns-spanned="6">
            <text:p text:style-name="TableContents">O ator seleciona a opção entra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5">
          <table:table-cell table:style-name="TableCell186" table:number-columns-spanned="2">
            <text:p text:style-name="P187">Fluxo Principal</text:p>
          </table:table-cell>
          <table:covered-table-cell/>
          <table:table-cell table:style-name="TableCell188" table:number-columns-spanned="6">
            <text:p text:style-name="TableContents">1. O sistema apresenta a tela de login contendo as seguintes informações:</text:p>
            <text:p text:style-name="TableContents"/>
            <text:p text:style-name="TableContents"><text:s text:c="20"/>- CPF</text:p>
            <text:p text:style-name="TableContents"><text:s text:c="20"/>- Senha</text:p>
            <text:p text:style-name="TableContents"/>
            <text:p text:style-name="TableContents"><text:s text:c="20"/>- Apresenta as opções</text:p>
            <text:p text:style-name="TableContents"><text:s text:c="20"/>* Entrar</text:p>
            <text:p text:style-name="TableContents"><text:s text:c="20"/>* Cancelar</text:p>
            <text:p text:style-name="TableContents"><text:s text:c="8"/></text:p>
            <text:p text:style-name="TableContents"/>
            <text:p text:style-name="TableContents">2. O sistema verifica se o CPF e senha estão cadastrados [A1] [A2]</text:p>
            <text:p text:style-name="TableContents">3. O ator seleciona a opção de entrar [A3]</text:p>
            <text:p text:style-name="TableContents">4. O<text:s/>sistema redireciona o ator para o menu prinicpal</text:p>
            <text:p text:style-name="TableContents">5. O caso de uso é encerrado.</text:p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9">
          <table:table-cell table:style-name="TableCell190" table:number-columns-spanned="2">
            <text:p text:style-name="P191">Fluxo Alternativo</text:p>
          </table:table-cell>
          <table:covered-table-cell/>
          <table:table-cell table:style-name="TableCell192" table:number-columns-spanned="6">
            <text:p text:style-name="TableContents">[A1] O sistema verifica que o CPF é inválido</text:p>
            <text:list text:style-name="LFO1" text:continue-numbering="true">
              <text:list-item>
                <text:p text:style-name="P193">O sistema avisa que o CPF é invalido</text:p>
              </text:list-item>
              <text:list-item>
                <text:p text:style-name="P194">O sistema volta a tela inicial</text:p>
              </text:list-item>
            </text:list>
            <text:p text:style-name="TableContents">[A2] O sistema verifica que a senha<text:s/>está incorreta</text:p>
            <text:list text:style-name="LFO2" text:continue-numbering="true">
              <text:list-item>
                <text:p text:style-name="P195">O sistema avisa que a senha está incorreta</text:p>
              </text:list-item>
              <text:list-item>
                <text:p text:style-name="P196">O sistema volta a tela inicial</text:p>
              </text:list-item>
            </text:list>
            <text:p text:style-name="TableContents">[A3] O usuário seleciona a opção de cancelar</text:p>
            <text:list text:style-name="LFO3" text:continue-numbering="true">
              <text:list-item>
                <text:p text:style-name="P197">O caso de uso é encerrado o sistema retorna a página inicial</text:p>
              </text:list-item>
            </text:list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8">
          <table:table-cell table:style-name="TableCell199" table:number-columns-spanned="2">
            <text:p text:style-name="P200">Regras de Negócio</text:p>
          </table:table-cell>
          <table:covered-table-cell/>
          <table:table-cell table:style-name="TableCell201" table:number-columns-spanned="6">
            <text:p text:style-name="TableContents">[<text:span text:style-name="T202">RN1</text:span>] – Todas as informações para o login<text:s/>são obrigatória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style-name="Table203">
        <table:table-columns>
          <table:table-column table:style-name="TableColumn204"/>
          <table:table-column table:style-name="TableColumn205"/>
          <table:table-column table:style-name="TableColumn206"/>
          <table:table-column table:style-name="TableColumn207"/>
          <table:table-column table:style-name="TableColumn208"/>
          <table:table-column table:style-name="TableColumn209"/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/>
          </table:table-cell>
          <table:table-cell table:style-name="TableCell219" table:number-columns-spanned="2">
            <text:p text:style-name="P220"><text:span text:style-name="T221">Prioridade</text:span>:</text:p>
          </table:table-cell>
          <table:covered-table-cell/>
          <table:table-cell table:style-name="TableCell222" table:number-columns-spanned="2">
            <text:p text:style-name="P223">x</text:p>
          </table:table-cell>
          <table:covered-table-cell/>
          <table:table-cell table:style-name="TableCell224" table:number-columns-spanned="2">
            <text:p text:style-name="P225">Essencial</text:p>
          </table:table-cell>
          <table:covered-table-cell/>
          <table:table-cell table:style-name="TableCell226">
            <text:p text:style-name="P227"></text:p>
          </table:table-cell>
          <table:table-cell table:style-name="TableCell228">
            <text:p text:style-name="P229">Importante</text:p>
          </table:table-cell>
          <table:table-cell table:style-name="TableCell230">
            <text:p text:style-name="P231"></text:p>
          </table:table-cell>
          <table:table-cell table:style-name="TableCell232">
            <text:p text:style-name="P233">Desejável</text:p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 table:number-columns-spanned="2">
            <text:p text:style-name="P238"/>
          </table:table-cell>
          <table:covered-table-cell/>
          <table:table-cell table:style-name="TableCell239" table:number-columns-spanned="4">
            <text:p text:style-name="P240"/>
          </table:table-cell>
          <table:covered-table-cell/>
          <table:covered-table-cell/>
          <table:covered-table-cell/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 table:number-columns-spanned="4">
            <text:p text:style-name="P255">Caso de Uso</text:p>
          </table:table-cell>
          <table:covered-table-cell/>
          <table:covered-table-cell/>
          <table:covered-table-cell/>
          <table:table-cell table:style-name="TableCell256" table:number-columns-spanned="8">
            <text:p text:style-name="P257">Solicitar serviç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8">
          <table:table-cell table:style-name="TableCell259" table:number-columns-spanned="4">
            <text:p text:style-name="P260">Objetivo</text:p>
          </table:table-cell>
          <table:covered-table-cell/>
          <table:covered-table-cell/>
          <table:covered-table-cell/>
          <table:table-cell table:style-name="TableCell261" table:number-columns-spanned="8">
            <text:p text:style-name="TableContents">O software deverá permitir que o usuário solicite um serviço<text:s/>de<text:s/>guincho, mecânico, chaveiro, gasolina, borracheiro e recarga de bateri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2">
          <table:table-cell table:style-name="TableCell263" table:number-columns-spanned="4">
            <text:p text:style-name="P264">Requisitos</text:p>
          </table:table-cell>
          <table:covered-table-cell/>
          <table:covered-table-cell/>
          <table:covered-table-cell/>
          <table:table-cell table:style-name="TableCell265" table:number-columns-spanned="8">
            <text:p text:style-name="P266">RF003, RF004, RF005, RF006, RF007, RF008,RF0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7">
          <table:table-cell table:style-name="TableCell268" table:number-columns-spanned="4">
            <text:p text:style-name="P269">Atores</text:p>
          </table:table-cell>
          <table:covered-table-cell/>
          <table:covered-table-cell/>
          <table:covered-table-cell/>
          <table:table-cell table:style-name="TableCell270" table:number-columns-spanned="8">
            <text:p text:style-name="TableContents">Usu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1">
          <table:table-cell table:style-name="TableCell272" table:number-columns-spanned="4">
            <text:p text:style-name="P273">Condição de Início</text:p>
          </table:table-cell>
          <table:covered-table-cell/>
          <table:covered-table-cell/>
          <table:covered-table-cell/>
          <table:table-cell table:style-name="TableCell274" table:number-columns-spanned="8">
            <text:p text:style-name="TableContents">O ator seleciona uma opção de serviç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5">
          <table:table-cell table:style-name="TableCell276" table:number-columns-spanned="4">
            <text:p text:style-name="P277">Fluxo Principal</text:p>
          </table:table-cell>
          <table:covered-table-cell/>
          <table:covered-table-cell/>
          <table:covered-table-cell/>
          <table:table-cell table:style-name="TableCell278" table:number-columns-spanned="8">
            <text:p text:style-name="TableContents">1. O sistema apresenta a tela de menu inicial contendo as informações:</text:p>
            <text:p text:style-name="TableContents"/>
            <text:p text:style-name="P279">- Solicitar Guincho</text:p>
            <text:soft-page-break/>
            <text:p text:style-name="P280">- Solicitar Mecânico</text:p>
            <text:p text:style-name="P281">- Solicitar Chaveiro</text:p>
            <text:p text:style-name="P282">- Solicitar Gasolina</text:p>
            <text:p text:style-name="P283">-<text:s/>Solicitar Borracheiro</text:p>
            <text:p text:style-name="P284">- Solicitar Recarga de Bateria<text:s/></text:p>
            <text:p text:style-name="P285">- Perfil</text:p>
            <text:p text:style-name="P286"/>
            <text:p text:style-name="TableContents">2. O ator seleciona uma das opções do menu.<text:s/></text:p>
            <text:p text:style-name="TableContents">3. O sistema apresenta a tela da opção selecionada.</text:p>
            <text:p text:style-name="TableContents"><text:s text:c="5"/>- Opção serviço selecionada</text:p>
            <text:p text:style-name="TableContents"><text:s text:c="10"/>O ator seleciona a opção que ele necessita e o sistema solicita que ele selecione um veículo já cadastrado ou que insira um novo.</text:p>
            <text:p text:style-name="TableContents"><text:s text:c="4"/></text:p>
            <text:p text:style-name="TableContents"><text:s text:c="8"/>- Continuar</text:p>
            <text:p text:style-name="TableContents"><text:s text:c="8"/>- Voltar<text:s/></text:p>
            <text:p text:style-name="TableContents"/>
            <text:p text:style-name="TableContents">3.1 O ator seleciona opção de cadastrar um novo veículo [RF009]</text:p>
            <text:p text:style-name="TableContents"/>
            <text:p text:style-name="TableContents">4. O ator seleciona a opção continuar[A1]<text:s/></text:p>
            <text:p text:style-name="P287"/>
            <text:p text:style-name="TableContents">5. O sistema apresenta a<text:s/>tela<text:s/>para<text:s/>selecionar o local<text:s/>que<text:s/>o veículo<text:s/>se encontra<text:s/>com as seguintes informações.</text:p>
            <text:p text:style-name="TableContents"/>
            <text:p text:style-name="P288">- Via pública</text:p>
            <text:p text:style-name="P289">- Garagem nível da rua</text:p>
            <text:p text:style-name="P290">- Garagem subsolo</text:p>
            <text:p text:style-name="P291">- Ribanceira / For a da via</text:p>
            <text:p text:style-name="P292"/>
            <text:p text:style-name="P293">- Apresentar as opções:</text:p>
            <text:p text:style-name="P294">* continuar</text:p>
            <text:p text:style-name="P295">* voltar</text:p>
            <text:p text:style-name="P296"/>
            <text:p text:style-name="TableContents">6. O ator seleciona a opção continuar [A2]<text:s/></text:p>
            <text:p text:style-name="TableContents">7. O sistema apresenta a lista de serviços com qualificação, distância, tempo médio de chega e valor<text:s/>do serviço.</text:p>
            <text:p text:style-name="TableContents">10. O ator selecionar o prestador de serviço desejado.</text:p>
            <text:p text:style-name="TableContents"/>
            <text:p text:style-name="TableContents"><text:s text:c="6"/>- Solicitar<text:s/></text:p>
            <text:p text:style-name="TableContents"><text:s text:c="6"/>- Cancelar<text:s/></text:p>
            <text:p text:style-name="TableContents"/>
            <text:p text:style-name="TableContents">11. O ator solicita o serviço[A3]</text:p>
            <text:p text:style-name="TableContents">12. O caso de uso é encerrado.</text:p>
            <text:p text:style-name="TableContents"/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297">
          <table:table-cell table:style-name="TableCell298" table:number-columns-spanned="4">
            <text:p text:style-name="P299">Fluxo Alternativo</text:p>
          </table:table-cell>
          <table:covered-table-cell/>
          <table:covered-table-cell/>
          <table:covered-table-cell/>
          <table:table-cell table:style-name="TableCell300" table:number-columns-spanned="8">
            <text:p text:style-name="TableContents">[<text:span text:style-name="T301">A1</text:span>] O ator seleciona a opção de voltar.</text:p>
            <text:p text:style-name="TableContents">1. O caso de uso retorna ao passo 1 do<text:s/><text:span text:style-name="T302">fluxo principal</text:span></text:p>
            <text:p text:style-name="TableContents">[A2] O ator seleciona a opção de voltar.</text:p>
            <text:p text:style-name="TableContents">1. O caso de uso retorna ao passo 3 do<text:s/><text:span text:style-name="T303">fluxo principal.</text:span></text:p>
            <text:p text:style-name="TableContents">[A3] O ator seleciona a opção<text:s/>cancelar</text:p>
            <text:p text:style-name="TableContents">1. O caso de uso é encerrado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304">
          <table:table-cell table:style-name="TableCell305" table:number-columns-spanned="4">
            <text:p text:style-name="P306">Regras de Negócio</text:p>
          </table:table-cell>
          <table:covered-table-cell/>
          <table:covered-table-cell/>
          <table:covered-table-cell/>
          <table:table-cell table:style-name="TableCell307" table:number-columns-spanned="8">
            <text:p text:style-name="TableContents">[<text:span text:style-name="T308">RN</text:span><text:span text:style-name="T309">1</text:span>] – Todas as<text:s/>informações referentes<text:s/>ao serviço solicitado,<text:s/>devem ser preenchidas.</text:p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0"/>
      <table:table table:style-name="Table311">
        <table:table-columns>
          <table:table-column table:style-name="TableColumn312"/>
          <table:table-column table:style-name="TableColumn313"/>
          <table:table-column table:style-name="TableColumn314"/>
          <table:table-column table:style-name="TableColumn315"/>
          <table:table-column table:style-name="TableColumn316"/>
          <table:table-column table:style-name="TableColumn317"/>
          <table:table-column table:style-name="TableColumn318"/>
        </table:table-columns>
        <table:table-row table:style-name="TableRow319">
          <table:table-cell table:style-name="TableCell320">
            <text:p text:style-name="P321"><text:span text:style-name="T322">Prioridade</text:span>:</text:p>
          </table:table-cell>
          <table:table-cell table:style-name="TableCell323">
            <text:p text:style-name="P324">x</text:p>
          </table:table-cell>
          <table:table-cell table:style-name="TableCell325">
            <text:p text:style-name="P326">Essencial</text:p>
          </table:table-cell>
          <table:table-cell table:style-name="TableCell327">
            <text:p text:style-name="P328"></text:p>
          </table:table-cell>
          <table:table-cell table:style-name="TableCell329">
            <text:p text:style-name="P330">Importante</text:p>
          </table:table-cell>
          <table:table-cell table:style-name="TableCell331">
            <text:p text:style-name="P332"></text:p>
          </table:table-cell>
          <table:table-cell table:style-name="TableCell333">
            <text:p text:style-name="P334">Desejável</text:p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</table:table-row>
      </table:table>
      <text:p text:style-name="Standard"/>
      <table:table table:style-name="Table365">
        <table:table-columns>
          <table:table-column table:style-name="TableColumn366"/>
          <table:table-column table:style-name="TableColumn367"/>
        </table:table-columns>
        <table:table-row table:style-name="TableRow368">
          <table:table-cell table:style-name="TableCell369">
            <text:p text:style-name="P370">Caso de Uso</text:p>
          </table:table-cell>
          <table:table-cell table:style-name="TableCell371">
            <text:p text:style-name="P372">Cadastrar fornecedor</text:p>
          </table:table-cell>
        </table:table-row>
        <table:table-row table:style-name="TableRow373">
          <table:table-cell table:style-name="TableCell374">
            <text:p text:style-name="P375">Objetivo</text:p>
          </table:table-cell>
          <table:table-cell table:style-name="TableCell376">
            <text:p text:style-name="TableContents">O software deverá permitir que o<text:s/>fornecedor se cadastre.</text:p>
          </table:table-cell>
        </table:table-row>
        <table:table-row table:style-name="TableRow377">
          <table:table-cell table:style-name="TableCell378">
            <text:p text:style-name="P379">Requisitos</text:p>
          </table:table-cell>
          <table:table-cell table:style-name="TableCell380">
            <text:p text:style-name="TableContents">RF010</text:p>
          </table:table-cell>
        </table:table-row>
        <table:table-row table:style-name="TableRow381">
          <table:table-cell table:style-name="TableCell382">
            <text:p text:style-name="P383">Atores</text:p>
          </table:table-cell>
          <table:table-cell table:style-name="TableCell384">
            <text:p text:style-name="TableContents">Fornecedor</text:p>
          </table:table-cell>
        </table:table-row>
        <table:table-row table:style-name="TableRow385">
          <table:table-cell table:style-name="TableCell386">
            <text:p text:style-name="P387">Condição de Início</text:p>
          </table:table-cell>
          <table:table-cell table:style-name="TableCell388">
            <text:p text:style-name="TableContents">O ator seleciona a opção<text:s/>cadastrar fornecedor</text:p>
          </table:table-cell>
        </table:table-row>
        <table:table-row table:style-name="TableRow389">
          <table:table-cell table:style-name="TableCell390">
            <text:p text:style-name="P391">Fluxo Principal</text:p>
          </table:table-cell>
          <table:table-cell table:style-name="TableCell392">
            <text:p text:style-name="TableContents">1. O sistema apresenta a tela de cadastro de usuário contendo as seguintes informações:</text:p>
            <text:p text:style-name="P393">- CPF</text:p>
            <text:p text:style-name="P394">- Nome</text:p>
            <text:p text:style-name="P395">- E-mail</text:p>
            <text:p text:style-name="P396">- Endereço</text:p>
            <text:p text:style-name="P397">- Data de nascimento</text:p>
            <text:p text:style-name="P398">- Número de telefone</text:p>
            <text:p text:style-name="P399">- Senha</text:p>
            <text:p text:style-name="P400">-Usuário seleciona cadastro fornecedor</text:p>
            <text:p text:style-name="P401"/>
            <text:p text:style-name="P402">- Apresentar as opções:</text:p>
            <text:p text:style-name="P403">* cadastrar</text:p>
            <text:p text:style-name="P404">* cancelar</text:p>
            <text:p text:style-name="P405"/>
            <text:p text:style-name="P406">2. O sistema apresenta a tela de cadastro de fornecedor contendo as seguintes informações:</text:p>
            <text:p text:style-name="P407"/>
            <text:p text:style-name="P408">- Categoria do serviço</text:p>
            <text:p text:style-name="P409"/>
            <text:p text:style-name="P410">- Apresentar as opções:</text:p>
            <text:p text:style-name="P411">*<text:s/>Cadastrar</text:p>
            <text:p text:style-name="P412">* cancelar</text:p>
            <text:p text:style-name="P413"/>
            <text:p text:style-name="P414">(Configurar serviço)</text:p>
            <text:p text:style-name="P415">- Os serviços incluídos exibem uma lista de todos os serviços com as seguintes informações:</text:p>
            <text:p text:style-name="P416">*<text:s/>Categoria do serviço<text:s/></text:p>
            <text:p text:style-name="P417">* Gerenciar serviços<text:s/></text:p>
            <text:p text:style-name="P418">* Opção excluir serviço</text:p>
            <text:p text:style-name="P419"/>
            <text:soft-page-break/>
            <text:p text:style-name="P420">3. O sistema apresenta ao final as opções:</text:p>
            <text:p text:style-name="P421">- Avançar</text:p>
            <text:p text:style-name="P422">-<text:s/>Adicionar serviço</text:p>
            <text:p text:style-name="P423">- Cancelar</text:p>
            <text:p text:style-name="P424"/>
            <text:p text:style-name="TableContents"><text:span text:style-name="T425">4. O ator seleciona a opção de avançar [</text:span><text:span text:style-name="T426">A3</text:span><text:span text:style-name="T427">]</text:span></text:p>
            <text:p text:style-name="TableContents">5. O ator seleciona a opcao adicionar serviço<text:s/><text:span text:style-name="T428">[A1]</text:span></text:p>
            <text:p text:style-name="TableContents"><text:span text:style-name="T429">6. O sistema verifica se o serviço está cadastrado [</text:span><text:span text:style-name="T430">A2</text:span><text:span text:style-name="T431">]</text:span></text:p>
            <text:p text:style-name="TableContents"><text:span text:style-name="T432">7. O sistema verifica se as informações para cadastro são válidas [</text:span><text:span text:style-name="T433">A4</text:span><text:span text:style-name="T434">] [</text:span><text:span text:style-name="T435">RN1</text:span><text:span text:style-name="T436">]</text:span></text:p>
            <text:p text:style-name="P437">8. O sistema confirma o cadastro do serviço</text:p>
            <text:p text:style-name="P438">9. O Caso de uso é encerrado.</text:p>
            <text:p text:style-name="TableContents"/>
          </table:table-cell>
        </table:table-row>
        <text:soft-page-break/>
        <table:table-row table:style-name="TableRow439">
          <table:table-cell table:style-name="TableCell440">
            <text:p text:style-name="P441">Fluxo Alternativo</text:p>
          </table:table-cell>
          <table:table-cell table:style-name="TableCell442">
            <text:p text:style-name="TableContents"><text:span text:style-name="T443">[</text:span><text:span text:style-name="T444">A1</text:span><text:span text:style-name="T445">] O ator seleciona a opção de</text:span><text:span text:style-name="T446"><text:s/>adicionar</text:span><text:span text:style-name="T447"><text:s/>serviço<text:s/></text:span></text:p>
            <text:p text:style-name="P448">1.<text:s text:c="2"/>O caso de uso retorna ao passo<text:s/>2<text:s/>fluxo principal</text:p>
            <text:p text:style-name="P449"/>
            <text:p text:style-name="TableContents"><text:span text:style-name="T450">[</text:span><text:span text:style-name="T451">A2</text:span><text:span text:style-name="T452">] O serviço já está cadastrado</text:span></text:p>
            <text:p text:style-name="P453">1. O sistema informa que o serviço já se encontra-se<text:s/>cadastrado</text:p>
            <text:p text:style-name="P454">2. O sistema retorna ao passo 1 do fluxo principal</text:p>
            <text:p text:style-name="P455"/>
            <text:p text:style-name="TableContents"><text:span text:style-name="T456">[</text:span><text:span text:style-name="T457">A3</text:span><text:span text:style-name="T458">] O ator selecionou a opção cancelar</text:span></text:p>
            <text:p text:style-name="P459">1. O sistema retorna para a<text:s/>tela de login</text:p>
            <text:p text:style-name="P460">2. O caso de uso é encerrado</text:p>
            <text:p text:style-name="P461"/>
            <text:p text:style-name="TableContents"><text:span text:style-name="T462">[</text:span><text:span text:style-name="T463">A4</text:span><text:span text:style-name="T464">] Informação de cadastro inválidas</text:span></text:p>
            <text:p text:style-name="P465">1. O sistema informa que existem campos não preenchidos no cadastro</text:p>
            <text:p text:style-name="P466">2. O caso de uso retorna ao passo 2 do fluxo principal</text:p>
            <text:p text:style-name="TableContents"/>
          </table:table-cell>
        </table:table-row>
        <table:table-row table:style-name="TableRow467">
          <table:table-cell table:style-name="TableCell468">
            <text:p text:style-name="P469">Regras de Negócio</text:p>
          </table:table-cell>
          <table:table-cell table:style-name="TableCell470">
            <text:p text:style-name="P471">[<text:span text:style-name="T472">RN1</text:span>] – Todas as informações de cadastro são obrigatórias.</text:p>
            <text:p text:style-name="TableContents">[<text:span text:style-name="T473">RN2</text:span>] – Todas as informações devem ser preenchidas.</text:p>
            <text:p text:style-name="P474"/>
          </table:table-cell>
        </table:table-row>
      </table:table>
      <text:p text:style-name="P475"/>
      <text:p text:style-name="P476"/>
      <table:table table:style-name="Table477">
        <table:table-columns>
          <table:table-column table:style-name="TableColumn478"/>
          <table:table-column table:style-name="TableColumn479"/>
          <table:table-column table:style-name="TableColumn480"/>
          <table:table-column table:style-name="TableColumn481"/>
          <table:table-column table:style-name="TableColumn482"/>
          <table:table-column table:style-name="TableColumn483"/>
          <table:table-column table:style-name="TableColumn484"/>
          <table:table-column table:style-name="TableColumn485"/>
          <table:table-column table:style-name="TableColumn486"/>
          <table:table-column table:style-name="TableColumn487"/>
        </table:table-columns>
        <table:table-row table:style-name="TableRow488">
          <table:table-cell table:style-name="TableCell489">
            <text:p text:style-name="P490"/>
          </table:table-cell>
          <table:table-cell table:style-name="TableCell491">
            <text:p text:style-name="P492"><text:span text:style-name="T493">Prioridade</text:span>:</text:p>
          </table:table-cell>
          <table:table-cell table:style-name="TableCell494" table:number-columns-spanned="2">
            <text:p text:style-name="P495"></text:p>
          </table:table-cell>
          <table:covered-table-cell/>
          <table:table-cell table:style-name="TableCell496">
            <text:p text:style-name="P497">Essencial</text:p>
          </table:table-cell>
          <table:table-cell table:style-name="TableCell498">
            <text:p text:style-name="P499">4</text:p>
          </table:table-cell>
          <table:table-cell table:style-name="TableCell500">
            <text:p text:style-name="P501">Importante</text:p>
          </table:table-cell>
          <table:table-cell table:style-name="TableCell502">
            <text:p text:style-name="P503"></text:p>
          </table:table-cell>
          <table:table-cell table:style-name="TableCell504">
            <text:p text:style-name="P505">Desejável</text:p>
          </table:table-cell>
          <table:table-cell table:style-name="TableCell506">
            <text:p text:style-name="P507"/>
          </table:table-cell>
        </table:table-row>
        <table:table-row table:style-name="TableRow508">
          <table:table-cell table:style-name="TableCell509" table:number-columns-spanned="3">
            <text:p text:style-name="P510">Caso de Uso</text:p>
          </table:table-cell>
          <table:covered-table-cell/>
          <table:covered-table-cell/>
          <table:table-cell table:style-name="TableCell511" table:number-columns-spanned="7">
            <text:p text:style-name="TableContents">Perfil<text:s/>usuário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12">
          <table:table-cell table:style-name="TableCell513" table:number-columns-spanned="3">
            <text:p text:style-name="P514">Objetivo</text:p>
          </table:table-cell>
          <table:covered-table-cell/>
          <table:covered-table-cell/>
          <table:table-cell table:style-name="TableCell515" table:number-columns-spanned="7">
            <text:p text:style-name="TableContents">O software deverá permitir que o usuário<text:s/>acesse<text:s/>a<text:s/>opção perfi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16">
          <table:table-cell table:style-name="TableCell517" table:number-columns-spanned="3">
            <text:p text:style-name="P518">Requisitos</text:p>
          </table:table-cell>
          <table:covered-table-cell/>
          <table:covered-table-cell/>
          <table:table-cell table:style-name="TableCell519" table:number-columns-spanned="7">
            <text:p text:style-name="TableContents">RF01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20">
          <table:table-cell table:style-name="TableCell521" table:number-columns-spanned="3">
            <text:p text:style-name="P522">Atores</text:p>
          </table:table-cell>
          <table:covered-table-cell/>
          <table:covered-table-cell/>
          <table:table-cell table:style-name="TableCell523" table:number-columns-spanned="7">
            <text:p text:style-name="TableContents">Usuário<text:s/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24">
          <table:table-cell table:style-name="TableCell525" table:number-columns-spanned="3">
            <text:p text:style-name="P526">Condição de Início</text:p>
          </table:table-cell>
          <table:covered-table-cell/>
          <table:covered-table-cell/>
          <table:table-cell table:style-name="TableCell527" table:number-columns-spanned="7">
            <text:p text:style-name="TableContents">O ator seleciona a opção<text:s/>perfi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28">
          <table:table-cell table:style-name="TableCell529" table:number-columns-spanned="3">
            <text:p text:style-name="P530">Fluxo Principal</text:p>
          </table:table-cell>
          <table:covered-table-cell/>
          <table:covered-table-cell/>
          <table:table-cell table:style-name="TableCell531" table:number-columns-spanned="7">
            <text:p text:style-name="TableContents">1. O sistema apresenta a tela de<text:s/>perfil<text:s/>contendo as informações:</text:p>
            <text:p text:style-name="TableContents"/>
            <text:p text:style-name="P532">-<text:s/>Home</text:p>
            <text:p text:style-name="P533">- Meus pedidos</text:p>
            <text:p text:style-name="P534">- Meus dados</text:p>
            <text:p text:style-name="P535">- Ajuda</text:p>
            <text:soft-page-break/>
            <text:p text:style-name="P536">-<text:s/>Termos de uso</text:p>
            <text:p text:style-name="P537">- Sair</text:p>
            <text:p text:style-name="TableContents"/>
            <text:p text:style-name="TableContents">2.<text:s/>o Ator seleciona uma das opções acima:</text:p>
            <text:p text:style-name="TableContents"><text:s text:c="11"/>- Home,<text:s/>o ator<text:s/>volta ao menu<text:s/>principal<text:s/></text:p>
            <text:p text:style-name="TableContents"><text:s text:c="11"/>- Meus pedidos, o ator tem acesso ao historio de todos seus pedidos no aplicativo</text:p>
            <text:p text:style-name="TableContents"><text:s text:c="11"/>- Meus dados, o ator tem acesso aos dados da conta podendo alterar dados e gerenciar veículos.</text:p>
            <text:p text:style-name="TableContents"><text:s text:c="11"/>-<text:s/>Ajuda, o ator tem acesso a uma tela de perguntas frequentes.</text:p>
            <text:p text:style-name="TableContents"><text:s text:c="11"/>- Termos de uso, o ator terá acesso aos termos<text:s/>de uso do aplicativo.</text:p>
            <text:p text:style-name="TableContents"><text:s text:c="10"/>- Sair, o ator sairá da sua conta sendo redirecionado para a tela de login.</text:p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38">
          <table:table-cell table:style-name="TableCell539" table:number-columns-spanned="3">
            <text:p text:style-name="P540">Fluxo Alternativo</text:p>
          </table:table-cell>
          <table:covered-table-cell/>
          <table:covered-table-cell/>
          <table:table-cell table:style-name="TableCell541" table:number-columns-spanned="7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2">
          <table:table-cell table:style-name="TableCell543" table:number-columns-spanned="3">
            <text:p text:style-name="P544">Regras de Negócio</text:p>
          </table:table-cell>
          <table:covered-table-cell/>
          <table:covered-table-cell/>
          <table:table-cell table:style-name="TableCell545" table:number-columns-spanned="7">
            <text:p text:style-name="P546">[<text:span text:style-name="T547">RN1</text:span>] – Todas as informações de cadastro são obrigatórias.</text:p>
            <text:p text:style-name="TableContents">[<text:span text:style-name="T548">RN2</text:span>] – Todas as informações devem ser preenchidas.</text:p>
            <text:p text:style-name="P5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50"/>
      <text:p text:style-name="P551"/>
      <table:table table:style-name="Table552">
        <table:table-columns>
          <table:table-column table:style-name="TableColumn553"/>
          <table:table-column table:style-name="TableColumn554"/>
          <table:table-column table:style-name="TableColumn555"/>
          <table:table-column table:style-name="TableColumn556"/>
          <table:table-column table:style-name="TableColumn557"/>
          <table:table-column table:style-name="TableColumn558"/>
          <table:table-column table:style-name="TableColumn559"/>
          <table:table-column table:style-name="TableColumn560"/>
          <table:table-column table:style-name="TableColumn561"/>
          <table:table-column table:style-name="TableColumn562"/>
        </table:table-columns>
        <table:table-row table:style-name="TableRow563">
          <table:table-cell table:style-name="TableCell564">
            <text:p text:style-name="P565"/>
          </table:table-cell>
          <table:table-cell table:style-name="TableCell566">
            <text:p text:style-name="P567"><text:span text:style-name="T568">Prioridade</text:span>:</text:p>
          </table:table-cell>
          <table:table-cell table:style-name="TableCell569" table:number-columns-spanned="2">
            <text:p text:style-name="P570"></text:p>
          </table:table-cell>
          <table:covered-table-cell/>
          <table:table-cell table:style-name="TableCell571">
            <text:p text:style-name="P572">Essencial</text:p>
          </table:table-cell>
          <table:table-cell table:style-name="TableCell573">
            <text:p text:style-name="P574">4</text:p>
          </table:table-cell>
          <table:table-cell table:style-name="TableCell575">
            <text:p text:style-name="P576">Importante</text:p>
          </table:table-cell>
          <table:table-cell table:style-name="TableCell577">
            <text:p text:style-name="P578"></text:p>
          </table:table-cell>
          <table:table-cell table:style-name="TableCell579">
            <text:p text:style-name="P580">Desejável</text:p>
          </table:table-cell>
          <table:table-cell table:style-name="TableCell581">
            <text:p text:style-name="P582"/>
          </table:table-cell>
        </table:table-row>
        <table:table-row table:style-name="TableRow583">
          <table:table-cell table:style-name="TableCell584" table:number-columns-spanned="3">
            <text:p text:style-name="P585">Caso de Uso</text:p>
          </table:table-cell>
          <table:covered-table-cell/>
          <table:covered-table-cell/>
          <table:table-cell table:style-name="TableCell586" table:number-columns-spanned="7">
            <text:p text:style-name="TableContents">Perfil fornece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87">
          <table:table-cell table:style-name="TableCell588" table:number-columns-spanned="3">
            <text:p text:style-name="P589">Objetivo</text:p>
          </table:table-cell>
          <table:covered-table-cell/>
          <table:covered-table-cell/>
          <table:table-cell table:style-name="TableCell590" table:number-columns-spanned="7">
            <text:p text:style-name="TableContents">O software deverá permitir que o usuário acesse a opção perfi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91">
          <table:table-cell table:style-name="TableCell592" table:number-columns-spanned="3">
            <text:p text:style-name="P593">Requisitos</text:p>
          </table:table-cell>
          <table:covered-table-cell/>
          <table:covered-table-cell/>
          <table:table-cell table:style-name="TableCell594" table:number-columns-spanned="7">
            <text:p text:style-name="TableContents">RF01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95">
          <table:table-cell table:style-name="TableCell596" table:number-columns-spanned="3">
            <text:p text:style-name="P597">Atores</text:p>
          </table:table-cell>
          <table:covered-table-cell/>
          <table:covered-table-cell/>
          <table:table-cell table:style-name="TableCell598" table:number-columns-spanned="7">
            <text:p text:style-name="TableContents">Usuário<text:s/>fornece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99">
          <table:table-cell table:style-name="TableCell600" table:number-columns-spanned="3">
            <text:p text:style-name="P601">Condição de Início</text:p>
          </table:table-cell>
          <table:covered-table-cell/>
          <table:covered-table-cell/>
          <table:table-cell table:style-name="TableCell602" table:number-columns-spanned="7">
            <text:p text:style-name="TableContents">O ator seleciona a opção perfi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03">
          <table:table-cell table:style-name="TableCell604" table:number-columns-spanned="3">
            <text:p text:style-name="P605">Fluxo Principal</text:p>
          </table:table-cell>
          <table:covered-table-cell/>
          <table:covered-table-cell/>
          <table:table-cell table:style-name="TableCell606" table:number-columns-spanned="7">
            <text:p text:style-name="TableContents">1. O sistema apresenta a tela de perfil contendo as informações:</text:p>
            <text:p text:style-name="TableContents"/>
            <text:p text:style-name="P607">- Home</text:p>
            <text:p text:style-name="P608">- Meus serviços</text:p>
            <text:p text:style-name="P609">- Meus dados<text:s/></text:p>
            <text:p text:style-name="P610">- Ajuda</text:p>
            <text:p text:style-name="P611">- Termos de uso</text:p>
            <text:p text:style-name="P612">- Sair</text:p>
            <text:p text:style-name="TableContents"/>
            <text:p text:style-name="TableContents">2. O<text:s/>ator seleciona uma das opções acima:</text:p>
            <text:p text:style-name="TableContents"><text:s text:c="11"/>- Home, o ator volta ao menu principal<text:s/></text:p>
            <text:p text:style-name="TableContents"><text:s text:c="11"/>- Meus<text:s/>serviços, o ator tem acesso ao historio de todos seus<text:s/>serviços<text:s/>no aplicativo.</text:p>
            <text:p text:style-name="TableContents"><text:s text:c="11"/>- Meus dados, o ator tem acesso aos dados da conta podendo alterar dados,<text:s/>gerenciar veículos<text:s/>e gerenciar serviços.</text:p>
            <text:p text:style-name="TableContents"><text:s text:c="11"/>- Ajuda, o ator tem acesso a uma tela de perguntas frequentes.</text:p>
            <text:p text:style-name="TableContents"><text:s text:c="11"/>- Termos de uso, o ator terá acesso aos termos de uso do aplicativo.</text:p>
            <text:p text:style-name="TableContents"><text:s text:c="10"/>- Sair, o ator sairá da sua conta sendo redirecionado para a tela de login.</text:p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3">
          <table:table-cell table:style-name="TableCell614" table:number-columns-spanned="3">
            <text:p text:style-name="P615">Fluxo Alternativo</text:p>
          </table:table-cell>
          <table:covered-table-cell/>
          <table:covered-table-cell/>
          <table:table-cell table:style-name="TableCell616" table:number-columns-spanned="7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617">
          <table:table-cell table:style-name="TableCell618" table:number-columns-spanned="3">
            <text:p text:style-name="P619">Regras de Negócio</text:p>
          </table:table-cell>
          <table:covered-table-cell/>
          <table:covered-table-cell/>
          <table:table-cell table:style-name="TableCell620" table:number-columns-spanned="7">
            <text:p text:style-name="P621">[<text:span text:style-name="T622">RN1</text:span>] – Todas as informações de cadastro são obrigatórias.</text:p>
            <text:p text:style-name="TableContents">[<text:span text:style-name="T623">RN2</text:span>] – Todas as informações devem ser preenchidas.</text:p>
            <text:p text:style-name="P6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25"/>
      <text:p text:style-name="P626"/>
      <table:table table:style-name="Table627">
        <table:table-columns>
          <table:table-column table:style-name="TableColumn628"/>
          <table:table-column table:style-name="TableColumn629"/>
          <table:table-column table:style-name="TableColumn630"/>
          <table:table-column table:style-name="TableColumn631"/>
          <table:table-column table:style-name="TableColumn632"/>
          <table:table-column table:style-name="TableColumn633"/>
          <table:table-column table:style-name="TableColumn634"/>
        </table:table-columns>
        <table:table-row table:style-name="TableRow635">
          <table:table-cell table:style-name="TableCell636">
            <text:p text:style-name="P637"><text:span text:style-name="T638">Prioridade</text:span>:</text:p>
          </table:table-cell>
          <table:table-cell table:style-name="TableCell639">
            <text:p text:style-name="P640"></text:p>
          </table:table-cell>
          <table:table-cell table:style-name="TableCell641">
            <text:p text:style-name="P642">Essencial</text:p>
          </table:table-cell>
          <table:table-cell table:style-name="TableCell643">
            <text:p text:style-name="P644">4</text:p>
          </table:table-cell>
          <table:table-cell table:style-name="TableCell645">
            <text:p text:style-name="P646">Importante</text:p>
          </table:table-cell>
          <table:table-cell table:style-name="TableCell647">
            <text:p text:style-name="P648"></text:p>
          </table:table-cell>
          <table:table-cell table:style-name="TableCell649">
            <text:p text:style-name="P650">Desejáve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51"/>
      <text:p text:style-name="P652">Diagrama de classes</text:p>
      <text:p text:style-name="P653"/>
      <text:p text:style-name="P654">Nome (Potencialidades)</text:p>
      <text:p text:style-name="P655"/>
      <text:p text:style-name="P656">CLASSES</text:p>
      <text:p text:style-name="Standard">- Salão de festa</text:p>
      <text:p text:style-name="Standard">- Profissional</text:p>
      <text:p text:style-name="Standard">- Serviço</text:p>
      <text:p text:style-name="Standard">- Cliente</text:p>
      <text:p text:style-name="Standard">- Convidado</text:p>
      <text:p text:style-name="Standard">- Lojas de presente</text:p>
      <text:p text:style-name="Standard">- Presente</text:p>
      <text:p text:style-name="Standard">- Festa</text:p>
      <text:p text:style-name="Standard">-<text:s/>Usuário</text:p>
      <text:p text:style-name="Standard">- Orçamento</text:p>
      <text:p text:style-name="Standard">- Funcionalidade</text:p>
      <text:p text:style-name="P657"/>
      <text:p text:style-name="P658">ATRIBUTOS</text:p>
      <text:p text:style-name="Standard">- CPF (Usuário)</text:p>
      <text:p text:style-name="Standard">- Nome (Usuário)</text:p>
      <text:p text:style-name="Standard">- E-mail (Usuário)</text:p>
      <text:p text:style-name="Standard">- Endereço (Usuário)</text:p>
      <text:p text:style-name="Standard">- Data de nascimento (Usuário)</text:p>
      <text:p text:style-name="Standard">- Nome (Convidado)</text:p>
      <text:p text:style-name="Standard">- E-mail (Convidado)</text:p>
      <text:p text:style-name="Standard">- Nome (Presente)</text:p>
      <text:p text:style-name="Standard">- Preço (Presente)</text:p>
      <text:p text:style-name="Standard">- Nome (Lojas de<text:s/>presente)</text:p>
      <text:p text:style-name="Standard">- Endereço (Lojas de presente)</text:p>
      <text:p text:style-name="Standard">- Telefone (Lojas de presente)</text:p>
      <text:p text:style-name="Standard">- Nome (Serviço)</text:p>
      <text:p text:style-name="Standard">- Valor (Serviço)</text:p>
      <text:p text:style-name="Standard">- Quantidade de convidados (orçamento)</text:p>
      <text:p text:style-name="Standard">- Valor (considerando a quantidade de convidados) (orçamento)</text:p>
      <text:p text:style-name="P659"/>
      <text:p text:style-name="P660"/>
      <text:p text:style-name="P661">OPERAÇÕES a partir dos requisitos<text:s/>funcionais</text:p>
      <text:p text:style-name="Standard">- Cadastrar salões de festa</text:p>
      <text:p text:style-name="Standard">- Cadastrar profissionais</text:p>
      <text:p text:style-name="Standard">- Cadastrar serviços<text:s/></text:p>
      <text:p text:style-name="Standard">- Imprimir relatório de festa</text:p>
      <text:p text:style-name="Standard">- Cadastrar lista de convidados</text:p>
      <text:p text:style-name="Standard">- Cadastrar loja de presentes</text:p>
      <text:p text:style-name="Standard">- Cadastrar lista de presentes</text:p>
      <text:list text:style-name="LFO4" text:continue-numbering="true">
        <text:list-item>
          <text:p text:style-name="P662">Consultar</text:p>
        </text:list-item>
        <text:list-item>
          <text:p text:style-name="P663">Inserir</text:p>
        </text:list-item>
        <text:list-item>
          <text:p text:style-name="P664">Deletar</text:p>
        </text:list-item>
        <text:list-item>
          <text:p text:style-name="P665">Atualizar</text:p>
        </text:list-item>
      </text:list>
      <text:p text:style-name="Standard">- Configurar festa</text:p>
      <text:list text:style-name="LFO5" text:continue-numbering="true">
        <text:list-item>
          <text:p text:style-name="P666">Recuperar serviço</text:p>
        </text:list-item>
        <text:list-item>
          <text:p text:style-name="P667">Incluir serviço</text:p>
        </text:list-item>
        <text:list-item>
          <text:p text:style-name="P668">Excluir serviço</text:p>
        </text:list-item>
        <text:list-item>
          <text:p text:style-name="P669"/>
        </text:list-item>
        <text:list-item>
          <text:p text:style-name="P670">Recuperar convidado</text:p>
        </text:list-item>
        <text:list-item>
          <text:p text:style-name="P671">Incluir convidado</text:p>
        </text:list-item>
        <text:list-item>
          <text:p text:style-name="P672">Excluir convidado</text:p>
        </text:list-item>
        <text:list-item>
          <text:p text:style-name="P673"/>
        </text:list-item>
        <text:list-item>
          <text:p text:style-name="P674">Recuperar presente</text:p>
        </text:list-item>
        <text:list-item>
          <text:p text:style-name="P675">Incluir presente</text:p>
        </text:list-item>
        <text:list-item>
          <text:p text:style-name="P676">Excluir presente</text:p>
        </text:list-item>
        <text:list-item>
          <text:p text:style-name="P677"/>
        </text:list-item>
        <text:list-item>
          <text:p text:style-name="P678">Recuperar loja</text:p>
        </text:list-item>
        <text:list-item>
          <text:p text:style-name="P679">Incluir loja</text:p>
        </text:list-item>
        <text:list-item>
          <text:p text:style-name="P680">Excluir loja</text:p>
        </text:list-item>
        <text:list-item>
          <text:p text:style-name="P681">Calcular valor de convidados</text:p>
        </text:list-item>
        <text:list-item>
          <text:p text:style-name="P682">Calcular valor total da festa</text:p>
        </text:list-item>
      </text:list>
      <text:p text:style-name="Standard">- Gerar orçamento</text:p>
      <text:p text:style-name="Standard">- Cadastrar usuário</text:p>
      <text:list text:style-name="LFO6" text:continue-numbering="true">
        <text:list-item>
          <text:p text:style-name="P683">Verificar se o usuário já foi cadastrado</text:p>
        </text:list-item>
        <text:list-item>
          <text:p text:style-name="P684">Verificar a validade das informações no cadastro</text:p>
        </text:list-item>
      </text:list>
      <text:p text:style-name="Standard">- Autenticar usuário</text:p>
      <text:list text:style-name="LFO7" text:continue-numbering="true">
        <text:list-item>
          <text:p text:style-name="P685">Verificar a validade das informações</text:p>
        </text:list-item>
        <text:list-item>
          <text:p text:style-name="P686">Disponibilizar funcionalidades do sistema</text:p>
        </text:list-item>
      </text:list>
      <text:p text:style-name="Standard">- Relatório de festa</text:p>
      <text:p text:style-name="P687"/>
      <text:p text:style-name="P688">DESCARTADOS</text:p>
      <text:p text:style-name="P689">- Gerente</text:p>
      <text:p text:style-name="P6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Normal" style:display-name="Texto Normal" style:family="paragraph">
      <style:paragraph-properties fo:text-align="justify" fo:margin-top="0.0416in" fo:margin-bottom="0.0416in" fo:margin-left="0.4013in">
        <style:tab-stops/>
      </style:paragraph-properties>
      <style:text-properties style:font-name="Times New Roman" style:font-name-asian="Times New Roman" style:font-name-complex="Times New Roman" fo:font-size="11pt" style:font-size-asian="11pt" style:font-size-complex="10pt" style:language-complex="ar" style:country-complex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eonardo G da Silva</meta:initial-creator>
    <dc:creator>Leonardo G da Silva</dc:creator>
    <meta:creation-date>2021-11-18T21:49:00Z</meta:creation-date>
    <dc:date>2021-11-19T21:42:00Z</dc:date>
    <meta:template xlink:href="Normal.dotm" xlink:type="simple"/>
    <meta:editing-cycles>7</meta:editing-cycles>
    <meta:editing-duration>PT13860S</meta:editing-duration>
    <meta:document-statistic meta:page-count="9" meta:paragraph-count="22" meta:word-count="1739" meta:character-count="11108" meta:row-count="78" meta:non-whitespace-character-count="9391"/>
  </office:meta>
</office:document-meta>
</file>